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8mm"/>
    </style:style>
    <style:style style:name="co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58.26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25.28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27.09mm"/>
    </style:style>
    <style:style style:name="co10" style:family="table-column">
      <style:table-column-properties fo:break-before="auto" style:column-width="31.64mm"/>
    </style:style>
    <style:style style:name="co11" style:family="table-column">
      <style:table-column-properties fo:break-before="auto" style:column-width="40.4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44.96mm"/>
    </style:style>
    <style:style style:name="co15" style:family="table-column">
      <style:table-column-properties fo:break-before="auto" style:column-width="20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0"/>
    <style:style style:name="ce2" style:family="table-cell" style:parent-style-name="Default" style:data-style-name="N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data problem siz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subfolder</text:p>
          </table:table-cell>
          <table:table-cell table:style-name="ce1" office:value-type="string" calcext:value-type="string">
            <text:p>result file path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particle coun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user time [s]</text:p>
          </table:table-cell>
          <table:table-cell office:value-type="string" calcext:value-type="string">
            <text:p>system time [s]</text:p>
          </table:table-cell>
          <table:table-cell office:value-type="string" calcext:value-type="string">
            <text:p>wall clock time [s]</text:p>
          </table:table-cell>
          <table:table-cell office:value-type="string" calcext:value-type="string">
            <text:p>wall clock time [h:m:s.f]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1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[.K2]*24*3600" office:value-type="float" office:value="0.04" calcext:value-type="float">
            <text:p>0.04</text:p>
          </table:table-cell>
          <table:table-cell office:value-type="time" office:time-value="PT00H00M00.04S" calcext:value-type="time">
            <text:p>00:00.04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1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table:formula="of:=[.K3]*24*3600" office:value-type="float" office:value="0.25" calcext:value-type="float">
            <text:p>0.25</text:p>
          </table:table-cell>
          <table:table-cell office:value-type="time" office:time-value="PT00H00M00.25S" calcext:value-type="time">
            <text:p>00:00.25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1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61" calcext:value-type="float">
            <text:p>8.61</text:p>
          </table:table-cell>
          <table:table-cell office:value-type="float" office:value="0.16" calcext:value-type="float">
            <text:p>0.16</text:p>
          </table:table-cell>
          <table:table-cell table:formula="of:=[.K4]*24*3600" office:value-type="float" office:value="3.14" calcext:value-type="float">
            <text:p>3.14</text:p>
          </table:table-cell>
          <table:table-cell office:value-type="time" office:time-value="PT00H00M03.14S" calcext:value-type="time">
            <text:p>00:03.14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1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[.K5]*24*3600" office:value-type="float" office:value="0.06" calcext:value-type="float">
            <text:p>0.06</text:p>
          </table:table-cell>
          <table:table-cell office:value-type="time" office:time-value="PT00H00M00.06S" calcext:value-type="time">
            <text:p>00:00.06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1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13" calcext:value-type="float">
            <text:p>2.13</text:p>
          </table:table-cell>
          <table:table-cell office:value-type="float" office:value="0.01" calcext:value-type="float">
            <text:p>0.01</text:p>
          </table:table-cell>
          <table:table-cell table:formula="of:=[.K6]*24*3600" office:value-type="float" office:value="0.56" calcext:value-type="float">
            <text:p>0.56</text:p>
          </table:table-cell>
          <table:table-cell office:value-type="time" office:time-value="PT00H00M00.56S" calcext:value-type="time">
            <text:p>00:00.56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1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45" calcext:value-type="float">
            <text:p>22.45</text:p>
          </table:table-cell>
          <table:table-cell office:value-type="float" office:value="0.2" calcext:value-type="float">
            <text:p>0.2</text:p>
          </table:table-cell>
          <table:table-cell table:formula="of:=[.K7]*24*3600" office:value-type="float" office:value="4.91" calcext:value-type="float">
            <text:p>4.91</text:p>
          </table:table-cell>
          <table:table-cell office:value-type="time" office:time-value="PT00H00M04.91S" calcext:value-type="time">
            <text:p>00:04.91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1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3.07" calcext:value-type="float">
            <text:p>13.07</text:p>
          </table:table-cell>
          <table:table-cell office:value-type="float" office:value="0.01" calcext:value-type="float">
            <text:p>0.01</text:p>
          </table:table-cell>
          <table:table-cell table:formula="of:=[.K8]*24*3600" office:value-type="float" office:value="1.69" calcext:value-type="float">
            <text:p>1.69</text:p>
          </table:table-cell>
          <table:table-cell office:value-type="time" office:time-value="PT00H00M01.69S" calcext:value-type="time">
            <text:p>00:01.69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1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7.16" calcext:value-type="float">
            <text:p>277.16</text:p>
          </table:table-cell>
          <table:table-cell office:value-type="float" office:value="0.05" calcext:value-type="float">
            <text:p>0.05</text:p>
          </table:table-cell>
          <table:table-cell table:formula="of:=[.K9]*24*3600" office:value-type="float" office:value="35.65" calcext:value-type="float">
            <text:p>35.65</text:p>
          </table:table-cell>
          <table:table-cell office:value-type="time" office:time-value="PT00H00M35.65S" calcext:value-type="time">
            <text:p>00:35.65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1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52.41" calcext:value-type="float">
            <text:p>2752.41</text:p>
          </table:table-cell>
          <table:table-cell office:value-type="float" office:value="0.39" calcext:value-type="float">
            <text:p>0.39</text:p>
          </table:table-cell>
          <table:table-cell table:formula="of:=[.K10]*24*3600" office:value-type="float" office:value="356.03" calcext:value-type="float">
            <text:p>356.03</text:p>
          </table:table-cell>
          <table:table-cell office:value-type="time" office:time-value="PT00H05M56.03S" calcext:value-type="time">
            <text:p>05:56.03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2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[.K11]*24*3600" office:value-type="float" office:value="0.04" calcext:value-type="float">
            <text:p>0.04</text:p>
          </table:table-cell>
          <table:table-cell office:value-type="time" office:time-value="PT00H00M00.04S" calcext:value-type="time">
            <text:p>00:00.04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2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table:formula="of:=[.K12]*24*3600" office:value-type="float" office:value="0.38" calcext:value-type="float">
            <text:p>0.38</text:p>
          </table:table-cell>
          <table:table-cell office:value-type="time" office:time-value="PT00H00M00.38S" calcext:value-type="time">
            <text:p>00:00.38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2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49" calcext:value-type="float">
            <text:p>8.49</text:p>
          </table:table-cell>
          <table:table-cell office:value-type="float" office:value="0.17" calcext:value-type="float">
            <text:p>0.17</text:p>
          </table:table-cell>
          <table:table-cell table:formula="of:=[.K13]*24*3600" office:value-type="float" office:value="3.17" calcext:value-type="float">
            <text:p>3.17</text:p>
          </table:table-cell>
          <table:table-cell office:value-type="time" office:time-value="PT00H00M03.17S" calcext:value-type="time">
            <text:p>00:03.17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2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[.K14]*24*3600" office:value-type="float" office:value="0.05" calcext:value-type="float">
            <text:p>0.05</text:p>
          </table:table-cell>
          <table:table-cell office:value-type="time" office:time-value="PT00H00M00.05S" calcext:value-type="time">
            <text:p>00:00.05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2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table:formula="of:=[.K15]*24*3600" office:value-type="float" office:value="0.5" calcext:value-type="float">
            <text:p>0.5</text:p>
          </table:table-cell>
          <table:table-cell office:value-type="time" office:time-value="PT00H00M00.5S" calcext:value-type="time">
            <text:p>00:00.50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2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3.66" calcext:value-type="float">
            <text:p>33.66</text:p>
          </table:table-cell>
          <table:table-cell office:value-type="float" office:value="0.17" calcext:value-type="float">
            <text:p>0.17</text:p>
          </table:table-cell>
          <table:table-cell table:formula="of:=[.K16]*24*3600" office:value-type="float" office:value="6.22" calcext:value-type="float">
            <text:p>6.22</text:p>
          </table:table-cell>
          <table:table-cell office:value-type="time" office:time-value="PT00H00M06.22S" calcext:value-type="time">
            <text:p>00:06.22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2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 table:formula="of:=[.K17]*24*3600" office:value-type="float" office:value="1.47" calcext:value-type="float">
            <text:p>1.47</text:p>
          </table:table-cell>
          <table:table-cell office:value-type="time" office:time-value="PT00H00M01.47S" calcext:value-type="time">
            <text:p>00:01.47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2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49.08" calcext:value-type="float">
            <text:p>249.08</text:p>
          </table:table-cell>
          <table:table-cell office:value-type="float" office:value="0.04" calcext:value-type="float">
            <text:p>0.04</text:p>
          </table:table-cell>
          <table:table-cell table:formula="of:=[.K18]*24*3600" office:value-type="float" office:value="32.14" calcext:value-type="float">
            <text:p>32.14</text:p>
          </table:table-cell>
          <table:table-cell office:value-type="time" office:time-value="PT00H00M32.14S" calcext:value-type="time">
            <text:p>00:32.14</text:p>
          </table:table-cell>
          <table:table-cell/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2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75.37" calcext:value-type="float">
            <text:p>2775.37</text:p>
          </table:table-cell>
          <table:table-cell office:value-type="float" office:value="0.41" calcext:value-type="float">
            <text:p>0.41</text:p>
          </table:table-cell>
          <table:table-cell table:formula="of:=[.K19]*24*3600" office:value-type="float" office:value="359.21" calcext:value-type="float">
            <text:p>359.21</text:p>
          </table:table-cell>
          <table:table-cell office:value-type="time" office:time-value="PT00H05M59.21S" calcext:value-type="time">
            <text:p>05:59.21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3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K20]*24*3600" office:value-type="float" office:value="0.02" calcext:value-type="float">
            <text:p>0.02</text:p>
          </table:table-cell>
          <table:table-cell office:value-type="time" office:time-value="PT00H00M00.02S" calcext:value-type="time">
            <text:p>00:00.02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3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table:formula="of:=[.K21]*24*3600" office:value-type="float" office:value="0.3" calcext:value-type="float">
            <text:p>0.3</text:p>
          </table:table-cell>
          <table:table-cell office:value-type="time" office:time-value="PT00H00M00.3S" calcext:value-type="time">
            <text:p>00:00.30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3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table:formula="of:=[.K22]*24*3600" office:value-type="float" office:value="2.85" calcext:value-type="float">
            <text:p>2.85</text:p>
          </table:table-cell>
          <table:table-cell office:value-type="time" office:time-value="PT00H00M02.85S" calcext:value-type="time">
            <text:p>00:02.85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3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[.K23]*24*3600" office:value-type="float" office:value="0.1" calcext:value-type="float">
            <text:p>0.1</text:p>
          </table:table-cell>
          <table:table-cell office:value-type="time" office:time-value="PT00H00M00.1S" calcext:value-type="time">
            <text:p>00:00.10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3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0.01" calcext:value-type="float">
            <text:p>0.01</text:p>
          </table:table-cell>
          <table:table-cell table:formula="of:=[.K24]*24*3600" office:value-type="float" office:value="0.62" calcext:value-type="float">
            <text:p>0.62</text:p>
          </table:table-cell>
          <table:table-cell office:value-type="time" office:time-value="PT00H00M00.62S" calcext:value-type="time">
            <text:p>00:00.62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3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.85" calcext:value-type="float">
            <text:p>21.85</text:p>
          </table:table-cell>
          <table:table-cell office:value-type="float" office:value="0.11" calcext:value-type="float">
            <text:p>0.11</text:p>
          </table:table-cell>
          <table:table-cell table:formula="of:=[.K25]*24*3600" office:value-type="float" office:value="5.3" calcext:value-type="float">
            <text:p>5.3</text:p>
          </table:table-cell>
          <table:table-cell office:value-type="time" office:time-value="PT00H00M05.3S" calcext:value-type="time">
            <text:p>00:05.30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3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4.23" calcext:value-type="float">
            <text:p>14.23</text:p>
          </table:table-cell>
          <table:table-cell office:value-type="float" office:value="0.01" calcext:value-type="float">
            <text:p>0.01</text:p>
          </table:table-cell>
          <table:table-cell table:formula="of:=[.K26]*24*3600" office:value-type="float" office:value="1.86" calcext:value-type="float">
            <text:p>1.86</text:p>
          </table:table-cell>
          <table:table-cell office:value-type="time" office:time-value="PT00H00M01.86S" calcext:value-type="time">
            <text:p>00:01.86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3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5.8" calcext:value-type="float">
            <text:p>275.8</text:p>
          </table:table-cell>
          <table:table-cell office:value-type="float" office:value="0.04" calcext:value-type="float">
            <text:p>0.04</text:p>
          </table:table-cell>
          <table:table-cell table:formula="of:=[.K27]*24*3600" office:value-type="float" office:value="35.54" calcext:value-type="float">
            <text:p>35.54</text:p>
          </table:table-cell>
          <table:table-cell office:value-type="time" office:time-value="PT00H00M35.54S" calcext:value-type="time">
            <text:p>00:35.54</text:p>
          </table:table-cell>
          <table:table-cell/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3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71.8" calcext:value-type="float">
            <text:p>2471.8</text:p>
          </table:table-cell>
          <table:table-cell office:value-type="float" office:value="0.42" calcext:value-type="float">
            <text:p>0.42</text:p>
          </table:table-cell>
          <table:table-cell table:formula="of:=[.K28]*24*3600" office:value-type="float" office:value="319.98" calcext:value-type="float">
            <text:p>319.98</text:p>
          </table:table-cell>
          <table:table-cell office:value-type="time" office:time-value="PT00H05M19.98S" calcext:value-type="time">
            <text:p>05:19.98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  <table:table-cell table:style-name="ce1"/>
        </table:table-row>
        <table:table-row table:style-name="ro1">
          <table:table-cell table:number-columns-repeated="9"/>
          <table:table-cell table:style-name="Default"/>
          <table:table-cell/>
          <table:table-cell table:style-name="ce1"/>
        </table:table-row>
      </table:table>
      <table:table table:name="steps vs. time" table:style-name="ta1">
        <table:shapes>
          <draw:frame draw:z-index="0" draw:style-name="gr1" draw:text-style-name="P1" svg:width="209.7mm" svg:height="116.5mm" svg:x="380.77mm" svg:y="2.11mm">
            <draw:object draw:notify-on-update-of-ranges="'steps vs. time'.G3:'steps vs. time'.G3 'steps vs. time'.G5:'steps vs. time'.G31 'steps vs. time'.J4:'steps vs. time'.J4 'steps vs. time'.J5:'steps vs. time'.J31 'steps vs. time'.G3:'steps vs. time'.G3 'steps vs. time'.G5:'steps vs. time'.G31 'steps vs. time'.K4:'steps vs. time'.K4 'steps vs. time'.K5:'steps vs. time'.K31 'steps vs. time'.G3:'steps vs. time'.G3 'steps vs. time'.G5:'steps vs. time'.G31 'steps vs. time'.L4:'steps vs. time'.L4 'steps vs. time'.L5:'steps vs. time'.L31 'steps vs. time'.G3:'steps vs. time'.G3 'steps vs. time'.G5:'steps vs. time'.G31 'steps vs. time'.M4:'steps vs. time'.M4 'steps vs. time'.M5:'steps vs. time'.M31 'steps vs. time'.G3:'steps vs. time'.G3 'steps vs. time'.G5:'steps vs. time'.G31 'steps vs. time'.N4:'steps vs. time'.N4 'steps vs. time'.N5:'steps vs. time'.N31 'steps vs. time'.G3:'steps vs. time'.G3 'steps vs. time'.G5:'steps vs. time'.G31 'steps vs. time'.O4:'steps vs. time'.O4 'steps vs. time'.O5:'steps vs. time'.O31 'steps vs. time'.G3:'steps vs. time'.G3 'steps vs. time'.G5:'steps vs. time'.G31 'steps vs. time'.P4:'steps vs. time'.P4 'steps vs. time'.P5:'steps vs. time'.P31 'steps vs. time'.G3:'steps vs. time'.G3 'steps vs. time'.G5:'steps vs. time'.G31 'steps vs. time'.Q4:'steps vs. time'.Q4 'steps vs. time'.Q5:'steps vs. time'.Q31 'steps vs. time'.G3:'steps vs. time'.G3 'steps vs. time'.G5:'steps vs. time'.G31 'steps vs. time'.R4:'steps vs. time'.R4 'steps vs. time'.R5:'steps vs. time'.R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ce2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subfolder</text:p>
          </table:table-cell>
          <table:table-cell table:style-name="ce1" office:value-type="string" calcext:value-type="string">
            <text:p>result file path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hreads</text:p>
          </table:table-cell>
          <table:table-cell table:number-columns-repeated="2"/>
          <table:table-cell office:value-type="string" calcext:value-type="string">
            <text:p>user time [s]</text:p>
          </table:table-cell>
          <table:table-cell office:value-type="string" calcext:value-type="string">
            <text:p>system time [s]</text:p>
          </table:table-cell>
          <table:table-cell table:number-columns-repeated="9" table:style-name="ce1" office:value-type="string" calcext:value-type="string">
            <text:p>wall clock time [s]</text:p>
          </table:table-cell>
          <table:table-cell office:value-type="string" calcext:value-type="string">
            <text:p>wall clock time [h:m:s.f]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number-columns-repeated="3" office:value-type="string" calcext:value-type="string">
            <text:p>10 particles</text:p>
          </table:table-cell>
          <table:table-cell table:number-columns-repeated="3" office:value-type="string" calcext:value-type="string">
            <text:p>100 particles</text:p>
          </table:table-cell>
          <table:table-cell table:number-columns-repeated="3" office:value-type="string" calcext:value-type="string">
            <text:p>1000 particles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article count</text:p>
          </table:table-cell>
          <table:table-cell office:value-type="string" calcext:value-type="string">
            <text:p>steps</text:p>
          </table:table-cell>
          <table:table-cell table:number-columns-repeated="2"/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formula="of:=CONCATENATE([.J2];&quot;, &quot;;[.J3])" office:value-type="string" office:string-value="10 particles, exec1" calcext:value-type="string">
            <text:p>10 particles, exec1</text:p>
          </table:table-cell>
          <table:table-cell table:formula="of:=CONCATENATE([.K2];&quot;, &quot;;[.K3])" office:value-type="string" office:string-value="10 particles, exec2" calcext:value-type="string">
            <text:p>10 particles, exec2</text:p>
          </table:table-cell>
          <table:table-cell table:formula="of:=CONCATENATE([.L2];&quot;, &quot;;[.L3])" office:value-type="string" office:string-value="10 particles, exec3" calcext:value-type="string">
            <text:p>10 particles, exec3</text:p>
          </table:table-cell>
          <table:table-cell table:formula="of:=CONCATENATE([.M2];&quot;, &quot;;[.M3])" office:value-type="string" office:string-value="100 particles, exec1" calcext:value-type="string">
            <text:p>100 particles, exec1</text:p>
          </table:table-cell>
          <table:table-cell table:formula="of:=CONCATENATE([.N2];&quot;, &quot;;[.N3])" office:value-type="string" office:string-value="100 particles, exec2" calcext:value-type="string">
            <text:p>100 particles, exec2</text:p>
          </table:table-cell>
          <table:table-cell table:formula="of:=CONCATENATE([.O2];&quot;, &quot;;[.O3])" office:value-type="string" office:string-value="100 particles, exec3" calcext:value-type="string">
            <text:p>100 particles, exec3</text:p>
          </table:table-cell>
          <table:table-cell table:formula="of:=CONCATENATE([.P2];&quot;, &quot;;[.P3])" office:value-type="string" office:string-value="1000 particles, exec1" calcext:value-type="string">
            <text:p>1000 particles, exec1</text:p>
          </table:table-cell>
          <table:table-cell table:formula="of:=CONCATENATE([.Q2];&quot;, &quot;;[.Q3])" office:value-type="string" office:string-value="1000 particles, exec2" calcext:value-type="string">
            <text:p>1000 particles, exec2</text:p>
          </table:table-cell>
          <table:table-cell table:formula="of:=CONCATENATE([.R2];&quot;, &quot;;[.R3])" office:value-type="string" office:string-value="1000 particles, exec3" calcext:value-type="string">
            <text:p>1000 particles, exec3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1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style-name="ce1" table:formula="of:=[.S5]*24*3600" office:value-type="float" office:value="0.04" calcext:value-type="float">
            <text:p>0.04</text:p>
          </table:table-cell>
          <table:table-cell table:number-columns-repeated="8"/>
          <table:table-cell office:value-type="time" office:time-value="PT00H00M00.04S" calcext:value-type="time">
            <text:p>00:00.0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1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table:style-name="ce1" table:formula="of:=[.S6]*24*3600" office:value-type="float" office:value="0.25" calcext:value-type="float">
            <text:p>0.25</text:p>
          </table:table-cell>
          <table:table-cell table:number-columns-repeated="8"/>
          <table:table-cell office:value-type="time" office:time-value="PT00H00M00.25S" calcext:value-type="time">
            <text:p>00:00.25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1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61" calcext:value-type="float">
            <text:p>8.61</text:p>
          </table:table-cell>
          <table:table-cell office:value-type="float" office:value="0.16" calcext:value-type="float">
            <text:p>0.16</text:p>
          </table:table-cell>
          <table:table-cell table:style-name="ce1" table:formula="of:=[.S7]*24*3600" office:value-type="float" office:value="3.14" calcext:value-type="float">
            <text:p>3.14</text:p>
          </table:table-cell>
          <table:table-cell table:number-columns-repeated="8"/>
          <table:table-cell office:value-type="time" office:time-value="PT00H00M03.14S" calcext:value-type="time">
            <text:p>00:03.1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1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table:formula="of:=[.S8]*24*3600" office:value-type="float" office:value="0.06" calcext:value-type="float">
            <text:p>0.06</text:p>
          </table:table-cell>
          <table:table-cell table:number-columns-repeated="5"/>
          <table:table-cell office:value-type="time" office:time-value="PT00H00M00.06S" calcext:value-type="time">
            <text:p>00:00.06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1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13" calcext:value-type="float">
            <text:p>2.13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" table:formula="of:=[.S9]*24*3600" office:value-type="float" office:value="0.56" calcext:value-type="float">
            <text:p>0.56</text:p>
          </table:table-cell>
          <table:table-cell table:number-columns-repeated="5"/>
          <table:table-cell office:value-type="time" office:time-value="PT00H00M00.56S" calcext:value-type="time">
            <text:p>00:00.56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1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45" calcext:value-type="float">
            <text:p>22.4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1" table:formula="of:=[.S10]*24*3600" office:value-type="float" office:value="4.91" calcext:value-type="float">
            <text:p>4.91</text:p>
          </table:table-cell>
          <table:table-cell table:number-columns-repeated="5"/>
          <table:table-cell office:value-type="time" office:time-value="PT00H00M04.91S" calcext:value-type="time">
            <text:p>00:04.91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1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3.07" calcext:value-type="float">
            <text:p>13.07</text:p>
          </table:table-cell>
          <table:table-cell office:value-type="float" office:value="0.01" calcext:value-type="float">
            <text:p>0.01</text:p>
          </table:table-cell>
          <table:table-cell table:number-columns-repeated="6"/>
          <table:table-cell table:style-name="ce1" table:formula="of:=[.S11]*24*3600" office:value-type="float" office:value="1.69" calcext:value-type="float">
            <text:p>1.69</text:p>
          </table:table-cell>
          <table:table-cell table:number-columns-repeated="2"/>
          <table:table-cell office:value-type="time" office:time-value="PT00H00M01.69S" calcext:value-type="time">
            <text:p>00:01.69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1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7.16" calcext:value-type="float">
            <text:p>277.16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table:style-name="ce1" table:formula="of:=[.S12]*24*3600" office:value-type="float" office:value="35.65" calcext:value-type="float">
            <text:p>35.65</text:p>
          </table:table-cell>
          <table:table-cell table:number-columns-repeated="2"/>
          <table:table-cell office:value-type="time" office:time-value="PT00H00M35.65S" calcext:value-type="time">
            <text:p>00:35.65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1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52.41" calcext:value-type="float">
            <text:p>2752.41</text:p>
          </table:table-cell>
          <table:table-cell office:value-type="float" office:value="0.39" calcext:value-type="float">
            <text:p>0.39</text:p>
          </table:table-cell>
          <table:table-cell table:number-columns-repeated="6"/>
          <table:table-cell table:style-name="ce1" table:formula="of:=[.S13]*24*3600" office:value-type="float" office:value="356.03" calcext:value-type="float">
            <text:p>356.03</text:p>
          </table:table-cell>
          <table:table-cell table:number-columns-repeated="2"/>
          <table:table-cell office:value-type="time" office:time-value="PT00H05M56.03S" calcext:value-type="time">
            <text:p>05:56.03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2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S14]*24*3600" office:value-type="float" office:value="0.04" calcext:value-type="float">
            <text:p>0.04</text:p>
          </table:table-cell>
          <table:table-cell table:number-columns-repeated="7"/>
          <table:table-cell office:value-type="time" office:time-value="PT00H00M00.04S" calcext:value-type="time">
            <text:p>00:00.04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2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table:formula="of:=[.S15]*24*3600" office:value-type="float" office:value="0.38" calcext:value-type="float">
            <text:p>0.38</text:p>
          </table:table-cell>
          <table:table-cell table:number-columns-repeated="7"/>
          <table:table-cell office:value-type="time" office:time-value="PT00H00M00.38S" calcext:value-type="time">
            <text:p>00:00.38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2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49" calcext:value-type="float">
            <text:p>8.49</text:p>
          </table:table-cell>
          <table:table-cell office:value-type="float" office:value="0.17" calcext:value-type="float">
            <text:p>0.17</text:p>
          </table:table-cell>
          <table:table-cell/>
          <table:table-cell table:style-name="ce1" table:formula="of:=[.S16]*24*3600" office:value-type="float" office:value="3.17" calcext:value-type="float">
            <text:p>3.17</text:p>
          </table:table-cell>
          <table:table-cell table:number-columns-repeated="7"/>
          <table:table-cell office:value-type="time" office:time-value="PT00H00M03.17S" calcext:value-type="time">
            <text:p>00:03.17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2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 table:formula="of:=[.S17]*24*3600" office:value-type="float" office:value="0.05" calcext:value-type="float">
            <text:p>0.05</text:p>
          </table:table-cell>
          <table:table-cell table:number-columns-repeated="4"/>
          <table:table-cell office:value-type="time" office:time-value="PT00H00M00.05S" calcext:value-type="time">
            <text:p>00:00.05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2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1" table:formula="of:=[.S18]*24*3600" office:value-type="float" office:value="0.5" calcext:value-type="float">
            <text:p>0.5</text:p>
          </table:table-cell>
          <table:table-cell table:number-columns-repeated="4"/>
          <table:table-cell office:value-type="time" office:time-value="PT00H00M00.5S" calcext:value-type="time">
            <text:p>00:00.50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2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3.66" calcext:value-type="float">
            <text:p>33.66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table:style-name="ce1" table:formula="of:=[.S19]*24*3600" office:value-type="float" office:value="6.22" calcext:value-type="float">
            <text:p>6.22</text:p>
          </table:table-cell>
          <table:table-cell table:number-columns-repeated="4"/>
          <table:table-cell office:value-type="time" office:time-value="PT00H00M06.22S" calcext:value-type="time">
            <text:p>00:06.22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2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" table:formula="of:=[.S20]*24*3600" office:value-type="float" office:value="1.47" calcext:value-type="float">
            <text:p>1.47</text:p>
          </table:table-cell>
          <table:table-cell/>
          <table:table-cell office:value-type="time" office:time-value="PT00H00M01.47S" calcext:value-type="time">
            <text:p>00:01.47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2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49.08" calcext:value-type="float">
            <text:p>249.08</text:p>
          </table:table-cell>
          <table:table-cell office:value-type="float" office:value="0.04" calcext:value-type="float">
            <text:p>0.04</text:p>
          </table:table-cell>
          <table:table-cell table:number-columns-repeated="7"/>
          <table:table-cell table:style-name="ce1" table:formula="of:=[.S21]*24*3600" office:value-type="float" office:value="32.14" calcext:value-type="float">
            <text:p>32.14</text:p>
          </table:table-cell>
          <table:table-cell/>
          <table:table-cell office:value-type="time" office:time-value="PT00H00M32.14S" calcext:value-type="time">
            <text:p>00:32.14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2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75.37" calcext:value-type="float">
            <text:p>2775.37</text:p>
          </table:table-cell>
          <table:table-cell office:value-type="float" office:value="0.41" calcext:value-type="float">
            <text:p>0.41</text:p>
          </table:table-cell>
          <table:table-cell table:number-columns-repeated="7"/>
          <table:table-cell table:style-name="ce1" table:formula="of:=[.S22]*24*3600" office:value-type="float" office:value="359.21" calcext:value-type="float">
            <text:p>359.21</text:p>
          </table:table-cell>
          <table:table-cell/>
          <table:table-cell office:value-type="time" office:time-value="PT00H05M59.21S" calcext:value-type="time">
            <text:p>05:59.21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3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S23]*24*3600" office:value-type="float" office:value="0.02" calcext:value-type="float">
            <text:p>0.02</text:p>
          </table:table-cell>
          <table:table-cell table:number-columns-repeated="6"/>
          <table:table-cell office:value-type="time" office:time-value="PT00H00M00.02S" calcext:value-type="time">
            <text:p>00:00.02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3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1" table:formula="of:=[.S24]*24*3600" office:value-type="float" office:value="0.3" calcext:value-type="float">
            <text:p>0.3</text:p>
          </table:table-cell>
          <table:table-cell table:number-columns-repeated="6"/>
          <table:table-cell office:value-type="time" office:time-value="PT00H00M00.3S" calcext:value-type="time">
            <text:p>00:00.3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3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table:style-name="ce1" table:formula="of:=[.S25]*24*3600" office:value-type="float" office:value="2.85" calcext:value-type="float">
            <text:p>2.85</text:p>
          </table:table-cell>
          <table:table-cell table:number-columns-repeated="6"/>
          <table:table-cell office:value-type="time" office:time-value="PT00H00M02.85S" calcext:value-type="time">
            <text:p>00:02.85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3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formula="of:=[.S26]*24*3600" office:value-type="float" office:value="0.1" calcext:value-type="float">
            <text:p>0.1</text:p>
          </table:table-cell>
          <table:table-cell table:number-columns-repeated="3"/>
          <table:table-cell office:value-type="time" office:time-value="PT00H00M00.1S" calcext:value-type="time">
            <text:p>00:00.1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3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style-name="ce1" table:formula="of:=[.S27]*24*3600" office:value-type="float" office:value="0.62" calcext:value-type="float">
            <text:p>0.62</text:p>
          </table:table-cell>
          <table:table-cell table:number-columns-repeated="3"/>
          <table:table-cell office:value-type="time" office:time-value="PT00H00M00.62S" calcext:value-type="time">
            <text:p>00:00.62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3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.85" calcext:value-type="float">
            <text:p>21.85</text:p>
          </table:table-cell>
          <table:table-cell office:value-type="float" office:value="0.11" calcext:value-type="float">
            <text:p>0.11</text:p>
          </table:table-cell>
          <table:table-cell table:number-columns-repeated="5"/>
          <table:table-cell table:style-name="ce1" table:formula="of:=[.S28]*24*3600" office:value-type="float" office:value="5.3" calcext:value-type="float">
            <text:p>5.3</text:p>
          </table:table-cell>
          <table:table-cell table:number-columns-repeated="3"/>
          <table:table-cell office:value-type="time" office:time-value="PT00H00M05.3S" calcext:value-type="time">
            <text:p>00:05.3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3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4.23" calcext:value-type="float">
            <text:p>14.23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table:style-name="ce1" table:formula="of:=[.S29]*24*3600" office:value-type="float" office:value="1.86" calcext:value-type="float">
            <text:p>1.86</text:p>
          </table:table-cell>
          <table:table-cell office:value-type="time" office:time-value="PT00H00M01.86S" calcext:value-type="time">
            <text:p>00:01.86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3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5.8" calcext:value-type="float">
            <text:p>275.8</text:p>
          </table:table-cell>
          <table:table-cell office:value-type="float" office:value="0.04" calcext:value-type="float">
            <text:p>0.04</text:p>
          </table:table-cell>
          <table:table-cell table:number-columns-repeated="8"/>
          <table:table-cell table:style-name="ce1" table:formula="of:=[.S30]*24*3600" office:value-type="float" office:value="35.54" calcext:value-type="float">
            <text:p>35.54</text:p>
          </table:table-cell>
          <table:table-cell office:value-type="time" office:time-value="PT00H00M35.54S" calcext:value-type="time">
            <text:p>00:35.54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3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71.8" calcext:value-type="float">
            <text:p>2471.8</text:p>
          </table:table-cell>
          <table:table-cell office:value-type="float" office:value="0.42" calcext:value-type="float">
            <text:p>0.42</text:p>
          </table:table-cell>
          <table:table-cell table:number-columns-repeated="8"/>
          <table:table-cell table:style-name="ce1" table:formula="of:=[.S31]*24*3600" office:value-type="float" office:value="319.98" calcext:value-type="float">
            <text:p>319.98</text:p>
          </table:table-cell>
          <table:table-cell office:value-type="time" office:time-value="PT00H05M19.98S" calcext:value-type="time">
            <text:p>05:19.98</text:p>
          </table:table-cell>
        </table:table-row>
      </table:table>
      <table:table table:name="particles vs. time" table:style-name="ta1">
        <table:shapes>
          <draw:frame draw:z-index="0" draw:style-name="gr1" draw:text-style-name="P1" svg:width="209.7mm" svg:height="116.5mm" svg:x="610.8mm" svg:y="6.33mm">
            <draw:object draw:notify-on-update-of-ranges="'particles vs. time'.F5:'particles vs. time'.F31 'particles vs. time'.J4:'particles vs. time'.J4 'particles vs. time'.J5:'particles vs. time'.J31 'particles vs. time'.F5:'particles vs. time'.F31 'particles vs. time'.K4:'particles vs. time'.K4 'particles vs. time'.K5:'particles vs. time'.K31 'particles vs. time'.F5:'particles vs. time'.F31 'particles vs. time'.L4:'particles vs. time'.L4 'particles vs. time'.L5:'particles vs. time'.L31 'particles vs. time'.F5:'particles vs. time'.F31 'particles vs. time'.M4:'particles vs. time'.M4 'particles vs. time'.M5:'particles vs. time'.M31 'particles vs. time'.F5:'particles vs. time'.F31 'particles vs. time'.N4:'particles vs. time'.N4 'particles vs. time'.N5:'particles vs. time'.N31 'particles vs. time'.F5:'particles vs. time'.F31 'particles vs. time'.O4:'particles vs. time'.O4 'particles vs. time'.O5:'particles vs. time'.O31 'particles vs. time'.F5:'particles vs. time'.F31 'particles vs. time'.P4:'particles vs. time'.P4 'particles vs. time'.P5:'particles vs. time'.P31 'particles vs. time'.F5:'particles vs. time'.F31 'particles vs. time'.Q4:'particles vs. time'.Q4 'particles vs. time'.Q5:'particles vs. time'.Q31 'particles vs. time'.F5:'particles vs. time'.F31 'particles vs. time'.R4:'particles vs. time'.R4 'particles vs. time'.R5:'particles vs. time'.R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ce2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subfolder</text:p>
          </table:table-cell>
          <table:table-cell table:style-name="ce1" office:value-type="string" calcext:value-type="string">
            <text:p>result file path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hreads</text:p>
          </table:table-cell>
          <table:table-cell table:number-columns-repeated="2"/>
          <table:table-cell office:value-type="string" calcext:value-type="string">
            <text:p>user time [s]</text:p>
          </table:table-cell>
          <table:table-cell office:value-type="string" calcext:value-type="string">
            <text:p>system time [s]</text:p>
          </table:table-cell>
          <table:table-cell table:number-columns-repeated="9" table:style-name="ce1" office:value-type="string" calcext:value-type="string">
            <text:p>wall clock time [s]</text:p>
          </table:table-cell>
          <table:table-cell office:value-type="string" calcext:value-type="string">
            <text:p>wall clock time [h:m:s.f]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number-columns-repeated="3" office:value-type="string" calcext:value-type="string">
            <text:p>10 steps</text:p>
          </table:table-cell>
          <table:table-cell table:number-columns-repeated="3" office:value-type="string" calcext:value-type="string">
            <text:p>100 steps</text:p>
          </table:table-cell>
          <table:table-cell table:number-columns-repeated="3" office:value-type="string" calcext:value-type="string">
            <text:p>1000 steps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particle count</text:p>
          </table:table-cell>
          <table:table-cell office:value-type="string" calcext:value-type="string">
            <text:p>steps</text:p>
          </table:table-cell>
          <table:table-cell table:number-columns-repeated="2"/>
          <table:table-cell table:formula="of:=CONCATENATE([.J2];&quot;, &quot;;[.J3])" office:value-type="string" office:string-value="10 steps, exec1" calcext:value-type="string">
            <text:p>10 steps, exec1</text:p>
          </table:table-cell>
          <table:table-cell table:formula="of:=CONCATENATE([.K2];&quot;, &quot;;[.K3])" office:value-type="string" office:string-value="10 steps, exec2" calcext:value-type="string">
            <text:p>10 steps, exec2</text:p>
          </table:table-cell>
          <table:table-cell table:formula="of:=CONCATENATE([.L2];&quot;, &quot;;[.L3])" office:value-type="string" office:string-value="10 steps, exec3" calcext:value-type="string">
            <text:p>10 steps, exec3</text:p>
          </table:table-cell>
          <table:table-cell table:formula="of:=CONCATENATE([.M2];&quot;, &quot;;[.M3])" office:value-type="string" office:string-value="100 steps, exec1" calcext:value-type="string">
            <text:p>100 steps, exec1</text:p>
          </table:table-cell>
          <table:table-cell table:formula="of:=CONCATENATE([.N2];&quot;, &quot;;[.N3])" office:value-type="string" office:string-value="100 steps, exec2" calcext:value-type="string">
            <text:p>100 steps, exec2</text:p>
          </table:table-cell>
          <table:table-cell table:formula="of:=CONCATENATE([.O2];&quot;, &quot;;[.O3])" office:value-type="string" office:string-value="100 steps, exec3" calcext:value-type="string">
            <text:p>100 steps, exec3</text:p>
          </table:table-cell>
          <table:table-cell table:formula="of:=CONCATENATE([.P2];&quot;, &quot;;[.P3])" office:value-type="string" office:string-value="1000 steps, exec1" calcext:value-type="string">
            <text:p>1000 steps, exec1</text:p>
          </table:table-cell>
          <table:table-cell table:formula="of:=CONCATENATE([.Q2];&quot;, &quot;;[.Q3])" office:value-type="string" office:string-value="1000 steps, exec2" calcext:value-type="string">
            <text:p>1000 steps, exec2</text:p>
          </table:table-cell>
          <table:table-cell table:formula="of:=CONCATENATE([.R2];&quot;, &quot;;[.R3])" office:value-type="string" office:string-value="1000 steps, exec3" calcext:value-type="string">
            <text:p>1000 steps, exec3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1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style-name="ce1" table:formula="of:=[.S5]*24*3600" office:value-type="float" office:value="0.04" calcext:value-type="float">
            <text:p>0.04</text:p>
          </table:table-cell>
          <table:table-cell table:number-columns-repeated="8"/>
          <table:table-cell office:value-type="time" office:time-value="PT00H00M00.04S" calcext:value-type="time">
            <text:p>00:00.0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1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style-name="ce1" table:formula="of:=[.S6]*24*3600" office:value-type="float" office:value="0.06" calcext:value-type="float">
            <text:p>0.06</text:p>
          </table:table-cell>
          <table:table-cell table:number-columns-repeated="8"/>
          <table:table-cell office:value-type="time" office:time-value="PT00H00M00.06S" calcext:value-type="time">
            <text:p>00:00.06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1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3.07" calcext:value-type="float">
            <text:p>13.07</text:p>
          </table:table-cell>
          <table:table-cell office:value-type="float" office:value="0.01" calcext:value-type="float">
            <text:p>0.01</text:p>
          </table:table-cell>
          <table:table-cell table:style-name="ce1" table:formula="of:=[.S7]*24*3600" office:value-type="float" office:value="1.69" calcext:value-type="float">
            <text:p>1.69</text:p>
          </table:table-cell>
          <table:table-cell table:number-columns-repeated="8"/>
          <table:table-cell office:value-type="time" office:time-value="PT00H00M01.69S" calcext:value-type="time">
            <text:p>00:01.69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1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" table:formula="of:=[.S8]*24*3600" office:value-type="float" office:value="0.25" calcext:value-type="float">
            <text:p>0.25</text:p>
          </table:table-cell>
          <table:table-cell table:number-columns-repeated="5"/>
          <table:table-cell office:value-type="time" office:time-value="PT00H00M00.25S" calcext:value-type="time">
            <text:p>00:00.25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1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13" calcext:value-type="float">
            <text:p>2.13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" table:formula="of:=[.S9]*24*3600" office:value-type="float" office:value="0.56" calcext:value-type="float">
            <text:p>0.56</text:p>
          </table:table-cell>
          <table:table-cell table:number-columns-repeated="5"/>
          <table:table-cell office:value-type="time" office:time-value="PT00H00M00.56S" calcext:value-type="time">
            <text:p>00:00.56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1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7.16" calcext:value-type="float">
            <text:p>277.16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1" table:formula="of:=[.S10]*24*3600" office:value-type="float" office:value="35.65" calcext:value-type="float">
            <text:p>35.65</text:p>
          </table:table-cell>
          <table:table-cell table:number-columns-repeated="5"/>
          <table:table-cell office:value-type="time" office:time-value="PT00H00M35.65S" calcext:value-type="time">
            <text:p>00:35.65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1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61" calcext:value-type="float">
            <text:p>8.61</text:p>
          </table:table-cell>
          <table:table-cell office:value-type="float" office:value="0.16" calcext:value-type="float">
            <text:p>0.16</text:p>
          </table:table-cell>
          <table:table-cell table:number-columns-repeated="6"/>
          <table:table-cell table:style-name="ce1" table:formula="of:=[.S11]*24*3600" office:value-type="float" office:value="3.14" calcext:value-type="float">
            <text:p>3.14</text:p>
          </table:table-cell>
          <table:table-cell table:number-columns-repeated="2"/>
          <table:table-cell office:value-type="time" office:time-value="PT00H00M03.14S" calcext:value-type="time">
            <text:p>00:03.1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1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45" calcext:value-type="float">
            <text:p>22.45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style-name="ce1" table:formula="of:=[.S12]*24*3600" office:value-type="float" office:value="4.91" calcext:value-type="float">
            <text:p>4.91</text:p>
          </table:table-cell>
          <table:table-cell table:number-columns-repeated="2"/>
          <table:table-cell office:value-type="time" office:time-value="PT00H00M04.91S" calcext:value-type="time">
            <text:p>00:04.91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1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52.41" calcext:value-type="float">
            <text:p>2752.41</text:p>
          </table:table-cell>
          <table:table-cell office:value-type="float" office:value="0.39" calcext:value-type="float">
            <text:p>0.39</text:p>
          </table:table-cell>
          <table:table-cell table:number-columns-repeated="6"/>
          <table:table-cell table:style-name="ce1" table:formula="of:=[.S13]*24*3600" office:value-type="float" office:value="356.03" calcext:value-type="float">
            <text:p>356.03</text:p>
          </table:table-cell>
          <table:table-cell table:number-columns-repeated="2"/>
          <table:table-cell office:value-type="time" office:time-value="PT00H05M56.03S" calcext:value-type="time">
            <text:p>05:56.03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2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S14]*24*3600" office:value-type="float" office:value="0.04" calcext:value-type="float">
            <text:p>0.04</text:p>
          </table:table-cell>
          <table:table-cell table:number-columns-repeated="7"/>
          <table:table-cell office:value-type="time" office:time-value="PT00H00M00.04S" calcext:value-type="time">
            <text:p>00:00.04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2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S15]*24*3600" office:value-type="float" office:value="0.05" calcext:value-type="float">
            <text:p>0.05</text:p>
          </table:table-cell>
          <table:table-cell table:number-columns-repeated="7"/>
          <table:table-cell office:value-type="time" office:time-value="PT00H00M00.05S" calcext:value-type="time">
            <text:p>00:00.05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2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S16]*24*3600" office:value-type="float" office:value="1.47" calcext:value-type="float">
            <text:p>1.47</text:p>
          </table:table-cell>
          <table:table-cell table:number-columns-repeated="7"/>
          <table:table-cell office:value-type="time" office:time-value="PT00H00M01.47S" calcext:value-type="time">
            <text:p>00:01.47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2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table:number-columns-repeated="4"/>
          <table:table-cell table:style-name="ce1" table:formula="of:=[.S17]*24*3600" office:value-type="float" office:value="0.38" calcext:value-type="float">
            <text:p>0.38</text:p>
          </table:table-cell>
          <table:table-cell table:number-columns-repeated="4"/>
          <table:table-cell office:value-type="time" office:time-value="PT00H00M00.38S" calcext:value-type="time">
            <text:p>00:00.38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2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1" table:formula="of:=[.S18]*24*3600" office:value-type="float" office:value="0.5" calcext:value-type="float">
            <text:p>0.5</text:p>
          </table:table-cell>
          <table:table-cell table:number-columns-repeated="4"/>
          <table:table-cell office:value-type="time" office:time-value="PT00H00M00.5S" calcext:value-type="time">
            <text:p>00:00.50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2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49.08" calcext:value-type="float">
            <text:p>249.08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table:style-name="ce1" table:formula="of:=[.S19]*24*3600" office:value-type="float" office:value="32.14" calcext:value-type="float">
            <text:p>32.14</text:p>
          </table:table-cell>
          <table:table-cell table:number-columns-repeated="4"/>
          <table:table-cell office:value-type="time" office:time-value="PT00H00M32.14S" calcext:value-type="time">
            <text:p>00:32.14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2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49" calcext:value-type="float">
            <text:p>8.49</text:p>
          </table:table-cell>
          <table:table-cell office:value-type="float" office:value="0.17" calcext:value-type="float">
            <text:p>0.17</text:p>
          </table:table-cell>
          <table:table-cell table:number-columns-repeated="7"/>
          <table:table-cell table:style-name="ce1" table:formula="of:=[.S20]*24*3600" office:value-type="float" office:value="3.17" calcext:value-type="float">
            <text:p>3.17</text:p>
          </table:table-cell>
          <table:table-cell/>
          <table:table-cell office:value-type="time" office:time-value="PT00H00M03.17S" calcext:value-type="time">
            <text:p>00:03.17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2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3.66" calcext:value-type="float">
            <text:p>33.66</text:p>
          </table:table-cell>
          <table:table-cell office:value-type="float" office:value="0.17" calcext:value-type="float">
            <text:p>0.17</text:p>
          </table:table-cell>
          <table:table-cell table:number-columns-repeated="7"/>
          <table:table-cell table:style-name="ce1" table:formula="of:=[.S21]*24*3600" office:value-type="float" office:value="6.22" calcext:value-type="float">
            <text:p>6.22</text:p>
          </table:table-cell>
          <table:table-cell/>
          <table:table-cell office:value-type="time" office:time-value="PT00H00M06.22S" calcext:value-type="time">
            <text:p>00:06.22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2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75.37" calcext:value-type="float">
            <text:p>2775.37</text:p>
          </table:table-cell>
          <table:table-cell office:value-type="float" office:value="0.41" calcext:value-type="float">
            <text:p>0.41</text:p>
          </table:table-cell>
          <table:table-cell table:number-columns-repeated="7"/>
          <table:table-cell table:style-name="ce1" table:formula="of:=[.S22]*24*3600" office:value-type="float" office:value="359.21" calcext:value-type="float">
            <text:p>359.21</text:p>
          </table:table-cell>
          <table:table-cell/>
          <table:table-cell office:value-type="time" office:time-value="PT00H05M59.21S" calcext:value-type="time">
            <text:p>05:59.21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</text:p>
          </table:table-cell>
          <table:table-cell office:value-type="string" calcext:value-type="string">
            <text:p>./exec3/sz10_10/benchmark.txt</text:p>
          </table:table-cell>
          <table:table-cell office:value-type="string" calcext:value-type="string">
            <text:p>../../particle -c 10 -s 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S23]*24*3600" office:value-type="float" office:value="0.02" calcext:value-type="float">
            <text:p>0.02</text:p>
          </table:table-cell>
          <table:table-cell table:number-columns-repeated="6"/>
          <table:table-cell office:value-type="time" office:time-value="PT00H00M00.02S" calcext:value-type="time">
            <text:p>00:00.02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</text:p>
          </table:table-cell>
          <table:table-cell office:value-type="string" calcext:value-type="string">
            <text:p>./exec3/sz100_10/benchmark.txt</text:p>
          </table:table-cell>
          <table:table-cell office:value-type="string" calcext:value-type="string">
            <text:p>../../particle -c 100 -s 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S24]*24*3600" office:value-type="float" office:value="0.1" calcext:value-type="float">
            <text:p>0.1</text:p>
          </table:table-cell>
          <table:table-cell table:number-columns-repeated="6"/>
          <table:table-cell office:value-type="time" office:time-value="PT00H00M00.1S" calcext:value-type="time">
            <text:p>00:00.1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</text:p>
          </table:table-cell>
          <table:table-cell office:value-type="string" calcext:value-type="string">
            <text:p>./exec3/sz1k_10/benchmark.txt</text:p>
          </table:table-cell>
          <table:table-cell office:value-type="string" calcext:value-type="string">
            <text:p>../../particle -c 1000 -s 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4.23" calcext:value-type="float">
            <text:p>14.2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1" table:formula="of:=[.S25]*24*3600" office:value-type="float" office:value="1.86" calcext:value-type="float">
            <text:p>1.86</text:p>
          </table:table-cell>
          <table:table-cell table:number-columns-repeated="6"/>
          <table:table-cell office:value-type="time" office:time-value="PT00H00M01.86S" calcext:value-type="time">
            <text:p>00:01.86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00</text:p>
          </table:table-cell>
          <table:table-cell office:value-type="string" calcext:value-type="string">
            <text:p>./exec3/sz10_100/benchmark.txt</text:p>
          </table:table-cell>
          <table:table-cell office:value-type="string" calcext:value-type="string">
            <text:p>../../particle -c 10 -s 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style-name="ce1" table:formula="of:=[.S26]*24*3600" office:value-type="float" office:value="0.3" calcext:value-type="float">
            <text:p>0.3</text:p>
          </table:table-cell>
          <table:table-cell table:number-columns-repeated="3"/>
          <table:table-cell office:value-type="time" office:time-value="PT00H00M00.3S" calcext:value-type="time">
            <text:p>00:00.3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00</text:p>
          </table:table-cell>
          <table:table-cell office:value-type="string" calcext:value-type="string">
            <text:p>./exec3/sz100_100/benchmark.txt</text:p>
          </table:table-cell>
          <table:table-cell office:value-type="string" calcext:value-type="string">
            <text:p>../../particle -c 100 -s 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style-name="ce1" table:formula="of:=[.S27]*24*3600" office:value-type="float" office:value="0.62" calcext:value-type="float">
            <text:p>0.62</text:p>
          </table:table-cell>
          <table:table-cell table:number-columns-repeated="3"/>
          <table:table-cell office:value-type="time" office:time-value="PT00H00M00.62S" calcext:value-type="time">
            <text:p>00:00.62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k_100</text:p>
          </table:table-cell>
          <table:table-cell office:value-type="string" calcext:value-type="string">
            <text:p>./exec3/sz1k_100/benchmark.txt</text:p>
          </table:table-cell>
          <table:table-cell office:value-type="string" calcext:value-type="string">
            <text:p>../../particle -c 1000 -s 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75.8" calcext:value-type="float">
            <text:p>275.8</text:p>
          </table:table-cell>
          <table:table-cell office:value-type="float" office:value="0.04" calcext:value-type="float">
            <text:p>0.04</text:p>
          </table:table-cell>
          <table:table-cell table:number-columns-repeated="5"/>
          <table:table-cell table:style-name="ce1" table:formula="of:=[.S28]*24*3600" office:value-type="float" office:value="35.54" calcext:value-type="float">
            <text:p>35.54</text:p>
          </table:table-cell>
          <table:table-cell table:number-columns-repeated="3"/>
          <table:table-cell office:value-type="time" office:time-value="PT00H00M35.54S" calcext:value-type="time">
            <text:p>00:35.54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_1k</text:p>
          </table:table-cell>
          <table:table-cell office:value-type="string" calcext:value-type="string">
            <text:p>./exec3/sz10_1k/benchmark.txt</text:p>
          </table:table-cell>
          <table:table-cell office:value-type="string" calcext:value-type="string">
            <text:p>../../particle -c 10 -s 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table:number-columns-repeated="8"/>
          <table:table-cell table:style-name="ce1" table:formula="of:=[.S29]*24*3600" office:value-type="float" office:value="2.85" calcext:value-type="float">
            <text:p>2.85</text:p>
          </table:table-cell>
          <table:table-cell office:value-type="time" office:time-value="PT00H00M02.85S" calcext:value-type="time">
            <text:p>00:02.85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sz100_1k</text:p>
          </table:table-cell>
          <table:table-cell office:value-type="string" calcext:value-type="string">
            <text:p>./exec3/sz100_1k/benchmark.txt</text:p>
          </table:table-cell>
          <table:table-cell office:value-type="string" calcext:value-type="string">
            <text:p>../../particle -c 100 -s 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.85" calcext:value-type="float">
            <text:p>21.85</text:p>
          </table:table-cell>
          <table:table-cell office:value-type="float" office:value="0.11" calcext:value-type="float">
            <text:p>0.11</text:p>
          </table:table-cell>
          <table:table-cell table:number-columns-repeated="8"/>
          <table:table-cell table:style-name="ce1" table:formula="of:=[.S30]*24*3600" office:value-type="float" office:value="5.3" calcext:value-type="float">
            <text:p>5.3</text:p>
          </table:table-cell>
          <table:table-cell office:value-type="time" office:time-value="PT00H00M05.3S" calcext:value-type="time">
            <text:p>00:05.30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3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71.8" calcext:value-type="float">
            <text:p>2471.8</text:p>
          </table:table-cell>
          <table:table-cell office:value-type="float" office:value="0.42" calcext:value-type="float">
            <text:p>0.42</text:p>
          </table:table-cell>
          <table:table-cell table:number-columns-repeated="8"/>
          <table:table-cell table:style-name="ce1" table:formula="of:=[.S31]*24*3600" office:value-type="float" office:value="319.98" calcext:value-type="float">
            <text:p>319.98</text:p>
          </table:table-cell>
          <table:table-cell office:value-type="time" office:time-value="PT00H05M19.98S" calcext:value-type="time">
            <text:p>05:19.98</text:p>
          </table:table-cell>
        </table:table-row>
      </table:table>
      <table:table table:name="data thread number" table:style-name="ta1">
        <table:shapes>
          <draw:frame draw:z-index="0" draw:style-name="gr1" draw:text-style-name="P1" svg:width="160.05mm" svg:height="90.02mm" svg:x="53.06mm" svg:y="65.34mm">
            <draw:object draw:notify-on-update-of-ranges="'data thread number'.E3:'data thread number'.E14 'data thread number'.E2:'data thread number'.E2 'data thread number'.E3:'data thread number'.E14 'data thread number'.J2:'data thread number'.J2 'data thread number'.J3:'data thread number'.J14 'data thread number'.E2:'data thread number'.E2 'data thread number'.E3:'data thread number'.E14 'data thread number'.K2:'data thread number'.K2 'data thread number'.K3:'data thread number'.K14 'data thread number'.E2:'data thread number'.E2 'data thread number'.E3:'data thread number'.E14 'data thread number'.L2:'data thread number'.L2 'data thread number'.L3:'data thread number'.L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1" table:default-cell-style-name="ce2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subfolder</text:p>
          </table:table-cell>
          <table:table-cell table:style-name="ce1" office:value-type="string" calcext:value-type="string">
            <text:p>result file path</text:p>
          </table:table-cell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particle coun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user time [s]</text:p>
          </table:table-cell>
          <table:table-cell office:value-type="string" calcext:value-type="string">
            <text:p>system time [s]</text:p>
          </table:table-cell>
          <table:table-cell table:style-name="ce1" office:value-type="string" calcext:value-type="string">
            <text:p>wall clock time [s]</text:p>
          </table:table-cell>
          <table:table-cell table:number-columns-repeated="2"/>
          <table:table-cell office:value-type="string" calcext:value-type="string">
            <text:p>wall clock time [h:m:s.f]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office:value-type="string" calcext:value-type="string">
            <text:p>threads</text:p>
          </table:table-cell>
          <table:table-cell table:number-columns-repeated="4"/>
          <table:table-cell table:style-name="ce1" office:value-type="string" calcext:value-type="string">
            <text:p>exec1</text:p>
          </table:table-cell>
          <table:table-cell office:value-type="string" calcext:value-type="string">
            <text:p>exec2</text:p>
          </table:table-cell>
          <table:table-cell office:value-type="string" calcext:value-type="string">
            <text:p>exec3</text:p>
          </table:table-cell>
          <table:table-cell/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./exec1/th1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.64" calcext:value-type="float">
            <text:p>55.64</text:p>
          </table:table-cell>
          <table:table-cell office:value-type="float" office:value="0.29" calcext:value-type="float">
            <text:p>0.29</text:p>
          </table:table-cell>
          <table:table-cell table:style-name="ce1" table:formula="of:=[.M3]*24*3600" office:value-type="float" office:value="61.27" calcext:value-type="float">
            <text:p>61.27</text:p>
          </table:table-cell>
          <table:table-cell table:number-columns-repeated="2"/>
          <table:table-cell office:value-type="time" office:time-value="PT00H01M01.27S" calcext:value-type="time">
            <text:p>01:01.27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./exec1/th2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32.25" calcext:value-type="float">
            <text:p>332.25</text:p>
          </table:table-cell>
          <table:table-cell office:value-type="float" office:value="0.36" calcext:value-type="float">
            <text:p>0.36</text:p>
          </table:table-cell>
          <table:table-cell table:style-name="ce1" table:formula="of:=[.M4]*24*3600" office:value-type="float" office:value="171.48" calcext:value-type="float">
            <text:p>171.48</text:p>
          </table:table-cell>
          <table:table-cell table:number-columns-repeated="2"/>
          <table:table-cell office:value-type="time" office:time-value="PT00H02M51.48S" calcext:value-type="time">
            <text:p>02:51.48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4</text:p>
          </table:table-cell>
          <table:table-cell office:value-type="string" calcext:value-type="string">
            <text:p>./exec1/th4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60.28" calcext:value-type="float">
            <text:p>660.28</text:p>
          </table:table-cell>
          <table:table-cell office:value-type="float" office:value="0.28" calcext:value-type="float">
            <text:p>0.28</text:p>
          </table:table-cell>
          <table:table-cell table:style-name="ce1" table:formula="of:=[.M5]*24*3600" office:value-type="float" office:value="179.34" calcext:value-type="float">
            <text:p>179.34</text:p>
          </table:table-cell>
          <table:table-cell table:number-columns-repeated="2"/>
          <table:table-cell office:value-type="time" office:time-value="PT00H02M59.34S" calcext:value-type="time">
            <text:p>02:59.34</text:p>
          </table:table-cell>
        </table:table-row>
        <table:table-row table:style-name="ro1">
          <table:table-cell office:value-type="string" calcext:value-type="string">
            <text:p>exec1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1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52.41" calcext:value-type="float">
            <text:p>2752.41</text:p>
          </table:table-cell>
          <table:table-cell office:value-type="float" office:value="0.39" calcext:value-type="float">
            <text:p>0.39</text:p>
          </table:table-cell>
          <table:table-cell table:style-name="ce1" table:formula="of:=[.M6]*24*3600" office:value-type="float" office:value="356.03" calcext:value-type="float">
            <text:p>356.03</text:p>
          </table:table-cell>
          <table:table-cell table:number-columns-repeated="2"/>
          <table:table-cell office:value-type="time" office:time-value="PT00H05M56.03S" calcext:value-type="time">
            <text:p>05:56.03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./exec2/th1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.57" calcext:value-type="float">
            <text:p>55.57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M7]*24*3600" office:value-type="float" office:value="61.49" calcext:value-type="float">
            <text:p>61.49</text:p>
          </table:table-cell>
          <table:table-cell/>
          <table:table-cell office:value-type="time" office:time-value="PT00H01M01.49S" calcext:value-type="time">
            <text:p>01:01.49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./exec2/th2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3.69" calcext:value-type="float">
            <text:p>183.69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M8]*24*3600" office:value-type="float" office:value="96.2" calcext:value-type="float">
            <text:p>96.2</text:p>
          </table:table-cell>
          <table:table-cell/>
          <table:table-cell office:value-type="time" office:time-value="PT00H01M36.2S" calcext:value-type="time">
            <text:p>01:36.20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4</text:p>
          </table:table-cell>
          <table:table-cell office:value-type="string" calcext:value-type="string">
            <text:p>./exec2/th4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6.77" calcext:value-type="float">
            <text:p>606.77</text:p>
          </table:table-cell>
          <table:table-cell office:value-type="float" office:value="0.52" calcext:value-type="float">
            <text:p>0.52</text:p>
          </table:table-cell>
          <table:table-cell/>
          <table:table-cell table:formula="of:=[.M9]*24*3600" office:value-type="float" office:value="161.76" calcext:value-type="float">
            <text:p>161.76</text:p>
          </table:table-cell>
          <table:table-cell/>
          <table:table-cell office:value-type="time" office:time-value="PT00H02M41.76S" calcext:value-type="time">
            <text:p>02:41.76</text:p>
          </table:table-cell>
        </table:table-row>
        <table:table-row table:style-name="ro1">
          <table:table-cell office:value-type="string" calcext:value-type="string">
            <text:p>exec2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2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775.37" calcext:value-type="float">
            <text:p>2775.37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M10]*24*3600" office:value-type="float" office:value="359.21" calcext:value-type="float">
            <text:p>359.21</text:p>
          </table:table-cell>
          <table:table-cell/>
          <table:table-cell office:value-type="time" office:time-value="PT00H05M59.21S" calcext:value-type="time">
            <text:p>05:59.21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./exec3/th1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5.74" calcext:value-type="float">
            <text:p>55.74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table:formula="of:=[.M11]*24*3600" office:value-type="float" office:value="60.18" calcext:value-type="float">
            <text:p>60.18</text:p>
          </table:table-cell>
          <table:table-cell office:value-type="time" office:time-value="PT00H01M00.18S" calcext:value-type="time">
            <text:p>01:00.18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./exec3/th2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4.29" calcext:value-type="float">
            <text:p>194.29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table:formula="of:=[.M12]*24*3600" office:value-type="float" office:value="100.94" calcext:value-type="float">
            <text:p>100.94</text:p>
          </table:table-cell>
          <table:table-cell office:value-type="time" office:time-value="PT00H01M40.94S" calcext:value-type="time">
            <text:p>01:40.94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4</text:p>
          </table:table-cell>
          <table:table-cell office:value-type="string" calcext:value-type="string">
            <text:p>./exec3/th4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12.42" calcext:value-type="float">
            <text:p>1112.4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M13]*24*3600" office:value-type="float" office:value="283.04" calcext:value-type="float">
            <text:p>283.04</text:p>
          </table:table-cell>
          <table:table-cell office:value-type="time" office:time-value="PT00H04M43.04S" calcext:value-type="time">
            <text:p>04:43.04</text:p>
          </table:table-cell>
        </table:table-row>
        <table:table-row table:style-name="ro1">
          <table:table-cell office:value-type="string" calcext:value-type="string">
            <text:p>exec3</text:p>
          </table:table-cell>
          <table:table-cell office:value-type="string" calcext:value-type="string">
            <text:p>th8</text:p>
          </table:table-cell>
          <table:table-cell office:value-type="string" calcext:value-type="string">
            <text:p>./exec3/th8/benchmark.txt</text:p>
          </table:table-cell>
          <table:table-cell office:value-type="string" calcext:value-type="string">
            <text:p>../../partic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71.8" calcext:value-type="float">
            <text:p>2471.8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formula="of:=[.M14]*24*3600" office:value-type="float" office:value="319.98" calcext:value-type="float">
            <text:p>319.98</text:p>
          </table:table-cell>
          <table:table-cell office:value-type="time" office:time-value="PT00H05M19.98S" calcext:value-type="time">
            <text:p>05:19.98</text:p>
          </table:table-cell>
        </table:table-row>
      </table:table>
      <table:table table:name="plots" table:style-name="ta1">
        <table:shapes>
          <draw:frame draw:z-index="0" draw:style-name="gr1" draw:text-style-name="P1" svg:width="270.94mm" svg:height="141.8mm" svg:x="23.49mm" svg:y="0.9mm">
            <draw:object draw:notify-on-update-of-ranges="'data problem size'.B1:'data problem size'.B1 'data problem size'.J1:'data problem size'.J1 'data problem size'.B2:'data problem size'.B2 'data problem size'.J2:'data problem size'.J2 'data problem size'.B3:'data problem size'.B3 'data problem size'.J3:'data problem size'.J3 'data problem size'.B4:'data problem size'.B4 'data problem size'.J4:'data problem size'.J4 'data problem size'.B5:'data problem size'.B5 'data problem size'.J5:'data problem size'.J5 'data problem size'.B6:'data problem size'.B6 'data problem size'.J6:'data problem size'.J6 'data problem size'.B7:'data problem size'.B7 'data problem size'.J7:'data problem size'.J7 'data problem size'.B8:'data problem size'.B8 'data problem size'.J8:'data problem size'.J8 'data problem size'.B9:'data problem size'.B9 'data problem size'.J9:'data problem size'.J9 'data problem size'.B10:'data problem size'.B10 'data problem size'.J10:'data problem size'.J10 'data problem size'.B11:'data problem size'.B11 'data problem size'.J11:'data problem size'.J11 'data problem size'.B12:'data problem size'.B12 'data problem size'.J12:'data problem size'.J12 'data problem size'.B13:'data problem size'.B13 'data problem size'.J13:'data problem size'.J13 'data problem size'.B14:'data problem size'.B14 'data problem size'.J14:'data problem size'.J14 'data problem size'.B15:'data problem size'.B15 'data problem size'.J15:'data problem size'.J15 'data problem size'.B16:'data problem size'.B16 'data problem size'.J16:'data problem size'.J16 'data problem size'.B17:'data problem size'.B17 'data problem size'.J17:'data problem size'.J17 'data problem size'.B18:'data problem size'.B18 'data problem size'.J18:'data problem size'.J18 'data problem size'.B19:'data problem size'.B19 'data problem size'.J19:'data problem size'.J19 'data problem size'.B20:'data problem size'.B20 'data problem size'.J20:'data problem size'.J20 'data problem size'.B21:'data problem size'.B21 'data problem size'.J21:'data problem size'.J21 'data problem size'.B22:'data problem size'.B22 'data problem size'.J22:'data problem size'.J22 'data problem size'.B23:'data problem size'.B23 'data problem size'.J23:'data problem size'.J23 'data problem size'.B24:'data problem size'.B24 'data problem size'.J24:'data problem size'.J24 'data problem size'.B25:'data problem size'.B25 'data problem size'.J25:'data problem size'.J25 'data problem size'.B26:'data problem size'.B26 'data problem size'.J26:'data problem size'.J26 'data problem size'.B27:'data problem size'.B27 'data problem size'.J27:'data problem size'.J27 'data problem size'.B28:'data problem size'.B28 'data problem size'.J28:'data problem size'.J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data problem size'.A1:'data problem size'.K28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particles vs. time'.A5:'particles vs. time'.S31" table:contains-header="false">
          <table:sort>
            <table:sort-by table:field-number="0" table:data-type="automatic"/>
            <table:sort-by table:field-number="6" table:data-type="automatic"/>
            <table:sort-by table:field-number="5" table:data-type="automatic"/>
          </table:sort>
        </table:database-range>
        <table:database-range table:name="__Anonymous_Sheet_DB__3" table:target-range-address="'data thread number'.A1:'data thread number'.M1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erhard Aigner</meta:initial-creator>
    <meta:creation-date>2019-11-26T23:24:42.977525683</meta:creation-date>
    <dc:date>2019-11-27T01:36:47.787322265</dc:date>
    <dc:creator>Gerhard Aigner</dc:creator>
    <meta:editing-duration>PT37M35S</meta:editing-duration>
    <meta:editing-cycles>7</meta:editing-cycles>
    <meta:generator>LibreOffice/6.3.3.2$Linux_X86_64 LibreOffice_project/30$Build-2</meta:generator>
    <meta:document-statistic meta:table-count="5" meta:cell-count="1140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svg:stroke-color="#b3b3b3" draw:fill-color="#cccccc"/>
    </style:style>
  </office:automatic-styles>
  <office:body>
    <office:chart>
      <chart:chart svg:width="27.095cm" svg:height="14.181cm" xlink:href=".." xlink:type="simple" chart:class="chart:scatter" chart:style-name="ch1">
        <chart:legend chart:legend-position="end" svg:x="24.084cm" svg:y="0.317cm" style:legend-expansion="high" chart:style-name="ch2"/>
        <chart:plot-area chart:style-name="ch3" table:cell-range-address="'data problem size'.B1:'data problem size'.B28 'data problem size'.J1:'data problem size'.J28" chart:data-source-has-labels="both" svg:x="0.541cm" svg:y="0.283cm" svg:width="23.002cm" svg:height="13.615cm">
          <chartooo:coordinate-region svg:x="1.348cm" svg:y="0.482cm" svg:width="22.101cm" svg:height="12.769cm"/>
          <chart:axis chart:dimension="x" chart:name="primary-x" chart:style-name="ch4" chartooo:axis-type="auto">
            <chart:categories table:cell-range-address="'data problem size'.J1:'data problem size'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problem size'.J2:'data problem size'.J2" chart:label-cell-address="'data problem size'.B2:'data problem size'.B2" chart:class="chart:scatter">
            <chart:data-point/>
          </chart:series>
          <chart:series chart:style-name="ch7" chart:values-cell-range-address="'data problem size'.J3:'data problem size'.J3" chart:label-cell-address="'data problem size'.B3:'data problem size'.B3" chart:class="chart:scatter">
            <chart:data-point/>
          </chart:series>
          <chart:series chart:style-name="ch8" chart:values-cell-range-address="'data problem size'.J4:'data problem size'.J4" chart:label-cell-address="'data problem size'.B4:'data problem size'.B4" chart:class="chart:scatter">
            <chart:data-point/>
          </chart:series>
          <chart:series chart:style-name="ch9" chart:values-cell-range-address="'data problem size'.J5:'data problem size'.J5" chart:label-cell-address="'data problem size'.B5:'data problem size'.B5" chart:class="chart:scatter">
            <chart:data-point/>
          </chart:series>
          <chart:series chart:style-name="ch10" chart:values-cell-range-address="'data problem size'.J6:'data problem size'.J6" chart:label-cell-address="'data problem size'.B6:'data problem size'.B6" chart:class="chart:scatter">
            <chart:data-point/>
          </chart:series>
          <chart:series chart:style-name="ch11" chart:values-cell-range-address="'data problem size'.J7:'data problem size'.J7" chart:label-cell-address="'data problem size'.B7:'data problem size'.B7" chart:class="chart:scatter">
            <chart:data-point/>
          </chart:series>
          <chart:series chart:style-name="ch12" chart:values-cell-range-address="'data problem size'.J8:'data problem size'.J8" chart:label-cell-address="'data problem size'.B8:'data problem size'.B8" chart:class="chart:scatter">
            <chart:data-point/>
          </chart:series>
          <chart:series chart:style-name="ch13" chart:values-cell-range-address="'data problem size'.J9:'data problem size'.J9" chart:label-cell-address="'data problem size'.B9:'data problem size'.B9" chart:class="chart:scatter">
            <chart:data-point/>
          </chart:series>
          <chart:series chart:style-name="ch14" chart:values-cell-range-address="'data problem size'.J10:'data problem size'.J10" chart:label-cell-address="'data problem size'.B10:'data problem size'.B10" chart:class="chart:scatter">
            <chart:data-point/>
          </chart:series>
          <chart:series chart:style-name="ch15" chart:values-cell-range-address="'data problem size'.J11:'data problem size'.J11" chart:label-cell-address="'data problem size'.B11:'data problem size'.B11" chart:class="chart:scatter">
            <chart:data-point/>
          </chart:series>
          <chart:series chart:style-name="ch16" chart:values-cell-range-address="'data problem size'.J12:'data problem size'.J12" chart:label-cell-address="'data problem size'.B12:'data problem size'.B12" chart:class="chart:scatter">
            <chart:data-point/>
          </chart:series>
          <chart:series chart:style-name="ch17" chart:values-cell-range-address="'data problem size'.J13:'data problem size'.J13" chart:label-cell-address="'data problem size'.B13:'data problem size'.B13" chart:class="chart:scatter">
            <chart:data-point/>
          </chart:series>
          <chart:series chart:style-name="ch18" chart:values-cell-range-address="'data problem size'.J14:'data problem size'.J14" chart:label-cell-address="'data problem size'.B14:'data problem size'.B14" chart:class="chart:scatter">
            <chart:data-point/>
          </chart:series>
          <chart:series chart:style-name="ch19" chart:values-cell-range-address="'data problem size'.J15:'data problem size'.J15" chart:label-cell-address="'data problem size'.B15:'data problem size'.B15" chart:class="chart:scatter">
            <chart:data-point/>
          </chart:series>
          <chart:series chart:style-name="ch20" chart:values-cell-range-address="'data problem size'.J16:'data problem size'.J16" chart:label-cell-address="'data problem size'.B16:'data problem size'.B16" chart:class="chart:scatter">
            <chart:data-point/>
          </chart:series>
          <chart:series chart:style-name="ch21" chart:values-cell-range-address="'data problem size'.J17:'data problem size'.J17" chart:label-cell-address="'data problem size'.B17:'data problem size'.B17" chart:class="chart:scatter">
            <chart:data-point/>
          </chart:series>
          <chart:series chart:style-name="ch22" chart:values-cell-range-address="'data problem size'.J18:'data problem size'.J18" chart:label-cell-address="'data problem size'.B18:'data problem size'.B18" chart:class="chart:scatter">
            <chart:data-point/>
          </chart:series>
          <chart:series chart:style-name="ch23" chart:values-cell-range-address="'data problem size'.J19:'data problem size'.J19" chart:label-cell-address="'data problem size'.B19:'data problem size'.B19" chart:class="chart:scatter">
            <chart:data-point/>
          </chart:series>
          <chart:series chart:style-name="ch24" chart:values-cell-range-address="'data problem size'.J20:'data problem size'.J20" chart:label-cell-address="'data problem size'.B20:'data problem size'.B20" chart:class="chart:scatter">
            <chart:data-point/>
          </chart:series>
          <chart:series chart:style-name="ch25" chart:values-cell-range-address="'data problem size'.J21:'data problem size'.J21" chart:label-cell-address="'data problem size'.B21:'data problem size'.B21" chart:class="chart:scatter">
            <chart:data-point/>
          </chart:series>
          <chart:series chart:style-name="ch26" chart:values-cell-range-address="'data problem size'.J22:'data problem size'.J22" chart:label-cell-address="'data problem size'.B22:'data problem size'.B22" chart:class="chart:scatter">
            <chart:data-point/>
          </chart:series>
          <chart:series chart:style-name="ch27" chart:values-cell-range-address="'data problem size'.J23:'data problem size'.J23" chart:label-cell-address="'data problem size'.B23:'data problem size'.B23" chart:class="chart:scatter">
            <chart:data-point/>
          </chart:series>
          <chart:series chart:style-name="ch28" chart:values-cell-range-address="'data problem size'.J24:'data problem size'.J24" chart:label-cell-address="'data problem size'.B24:'data problem size'.B24" chart:class="chart:scatter">
            <chart:data-point/>
          </chart:series>
          <chart:series chart:style-name="ch29" chart:values-cell-range-address="'data problem size'.J25:'data problem size'.J25" chart:label-cell-address="'data problem size'.B25:'data problem size'.B25" chart:class="chart:scatter">
            <chart:data-point/>
          </chart:series>
          <chart:series chart:style-name="ch30" chart:values-cell-range-address="'data problem size'.J26:'data problem size'.J26" chart:label-cell-address="'data problem size'.B26:'data problem size'.B26" chart:class="chart:scatter">
            <chart:data-point/>
          </chart:series>
          <chart:series chart:style-name="ch31" chart:values-cell-range-address="'data problem size'.J27:'data problem size'.J27" chart:label-cell-address="'data problem size'.B27:'data problem size'.B27" chart:class="chart:scatter">
            <chart:data-point/>
          </chart:series>
          <chart:series chart:style-name="ch32" chart:values-cell-range-address="'data problem size'.J28:'data problem size'.J28" chart:label-cell-address="'data problem size'.B28:'data problem size'.B28" chart:class="chart:scatter">
            <chart:data-point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 clock time [s]</text:p>
                <draw:g>
                  <svg:desc>'data problem size'.J1:'data problem size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z10_10</text:p>
                <draw:g>
                  <svg:desc>'data problem size'.B2:'data problem size'.B2</svg:desc>
                </draw:g>
              </table:table-cell>
              <table:table-cell office:value-type="float" office:value="0.04">
                <text:p>0.04</text:p>
                <draw:g>
                  <svg:desc>'data problem size'.J2:'data problem size'.J2</svg:desc>
                </draw:g>
              </table:table-cell>
            </table:table-row>
            <table:table-row>
              <table:table-cell office:value-type="string">
                <text:p>sz10_100</text:p>
                <draw:g>
                  <svg:desc>'data problem size'.B3:'data problem size'.B3</svg:desc>
                </draw:g>
              </table:table-cell>
              <table:table-cell office:value-type="float" office:value="0.25">
                <text:p>0.25</text:p>
                <draw:g>
                  <svg:desc>'data problem size'.J3:'data problem size'.J3</svg:desc>
                </draw:g>
              </table:table-cell>
            </table:table-row>
            <table:table-row>
              <table:table-cell office:value-type="string">
                <text:p>sz10_1k</text:p>
                <draw:g>
                  <svg:desc>'data problem size'.B4:'data problem size'.B4</svg:desc>
                </draw:g>
              </table:table-cell>
              <table:table-cell office:value-type="float" office:value="3.14">
                <text:p>3.14</text:p>
                <draw:g>
                  <svg:desc>'data problem size'.J4:'data problem size'.J4</svg:desc>
                </draw:g>
              </table:table-cell>
            </table:table-row>
            <table:table-row>
              <table:table-cell office:value-type="string">
                <text:p>sz100_10</text:p>
                <draw:g>
                  <svg:desc>'data problem size'.B5:'data problem size'.B5</svg:desc>
                </draw:g>
              </table:table-cell>
              <table:table-cell office:value-type="float" office:value="0.06">
                <text:p>0.06</text:p>
                <draw:g>
                  <svg:desc>'data problem size'.J5:'data problem size'.J5</svg:desc>
                </draw:g>
              </table:table-cell>
            </table:table-row>
            <table:table-row>
              <table:table-cell office:value-type="string">
                <text:p>sz100_100</text:p>
                <draw:g>
                  <svg:desc>'data problem size'.B6:'data problem size'.B6</svg:desc>
                </draw:g>
              </table:table-cell>
              <table:table-cell office:value-type="float" office:value="0.56">
                <text:p>0.56</text:p>
                <draw:g>
                  <svg:desc>'data problem size'.J6:'data problem size'.J6</svg:desc>
                </draw:g>
              </table:table-cell>
            </table:table-row>
            <table:table-row>
              <table:table-cell office:value-type="string">
                <text:p>sz100_1k</text:p>
                <draw:g>
                  <svg:desc>'data problem size'.B7:'data problem size'.B7</svg:desc>
                </draw:g>
              </table:table-cell>
              <table:table-cell office:value-type="float" office:value="4.91">
                <text:p>4.91</text:p>
                <draw:g>
                  <svg:desc>'data problem size'.J7:'data problem size'.J7</svg:desc>
                </draw:g>
              </table:table-cell>
            </table:table-row>
            <table:table-row>
              <table:table-cell office:value-type="string">
                <text:p>sz1k_10</text:p>
                <draw:g>
                  <svg:desc>'data problem size'.B8:'data problem size'.B8</svg:desc>
                </draw:g>
              </table:table-cell>
              <table:table-cell office:value-type="float" office:value="1.69">
                <text:p>1.69</text:p>
                <draw:g>
                  <svg:desc>'data problem size'.J8:'data problem size'.J8</svg:desc>
                </draw:g>
              </table:table-cell>
            </table:table-row>
            <table:table-row>
              <table:table-cell office:value-type="string">
                <text:p>sz1k_100</text:p>
                <draw:g>
                  <svg:desc>'data problem size'.B9:'data problem size'.B9</svg:desc>
                </draw:g>
              </table:table-cell>
              <table:table-cell office:value-type="float" office:value="35.65">
                <text:p>35.65</text:p>
                <draw:g>
                  <svg:desc>'data problem size'.J9:'data problem size'.J9</svg:desc>
                </draw:g>
              </table:table-cell>
            </table:table-row>
            <table:table-row>
              <table:table-cell office:value-type="string">
                <text:p>th8</text:p>
                <draw:g>
                  <svg:desc>'data problem size'.B10:'data problem size'.B10</svg:desc>
                </draw:g>
              </table:table-cell>
              <table:table-cell office:value-type="float" office:value="356.03">
                <text:p>356.03</text:p>
                <draw:g>
                  <svg:desc>'data problem size'.J10:'data problem size'.J10</svg:desc>
                </draw:g>
              </table:table-cell>
            </table:table-row>
            <table:table-row>
              <table:table-cell office:value-type="string">
                <text:p>sz10_10</text:p>
                <draw:g>
                  <svg:desc>'data problem size'.B11:'data problem size'.B11</svg:desc>
                </draw:g>
              </table:table-cell>
              <table:table-cell office:value-type="float" office:value="0.04">
                <text:p>0.04</text:p>
                <draw:g>
                  <svg:desc>'data problem size'.J11:'data problem size'.J11</svg:desc>
                </draw:g>
              </table:table-cell>
            </table:table-row>
            <table:table-row>
              <table:table-cell office:value-type="string">
                <text:p>sz10_100</text:p>
                <draw:g>
                  <svg:desc>'data problem size'.B12:'data problem size'.B12</svg:desc>
                </draw:g>
              </table:table-cell>
              <table:table-cell office:value-type="float" office:value="0.38">
                <text:p>0.38</text:p>
                <draw:g>
                  <svg:desc>'data problem size'.J12:'data problem size'.J12</svg:desc>
                </draw:g>
              </table:table-cell>
            </table:table-row>
            <table:table-row>
              <table:table-cell office:value-type="string">
                <text:p>sz10_1k</text:p>
                <draw:g>
                  <svg:desc>'data problem size'.B13:'data problem size'.B13</svg:desc>
                </draw:g>
              </table:table-cell>
              <table:table-cell office:value-type="float" office:value="3.17">
                <text:p>3.17</text:p>
                <draw:g>
                  <svg:desc>'data problem size'.J13:'data problem size'.J13</svg:desc>
                </draw:g>
              </table:table-cell>
            </table:table-row>
            <table:table-row>
              <table:table-cell office:value-type="string">
                <text:p>sz100_10</text:p>
                <draw:g>
                  <svg:desc>'data problem size'.B14:'data problem size'.B14</svg:desc>
                </draw:g>
              </table:table-cell>
              <table:table-cell office:value-type="float" office:value="0.05">
                <text:p>0.05</text:p>
                <draw:g>
                  <svg:desc>'data problem size'.J14:'data problem size'.J14</svg:desc>
                </draw:g>
              </table:table-cell>
            </table:table-row>
            <table:table-row>
              <table:table-cell office:value-type="string">
                <text:p>sz100_100</text:p>
                <draw:g>
                  <svg:desc>'data problem size'.B15:'data problem size'.B15</svg:desc>
                </draw:g>
              </table:table-cell>
              <table:table-cell office:value-type="float" office:value="0.5">
                <text:p>0.5</text:p>
                <draw:g>
                  <svg:desc>'data problem size'.J15:'data problem size'.J15</svg:desc>
                </draw:g>
              </table:table-cell>
            </table:table-row>
            <table:table-row>
              <table:table-cell office:value-type="string">
                <text:p>sz100_1k</text:p>
                <draw:g>
                  <svg:desc>'data problem size'.B16:'data problem size'.B16</svg:desc>
                </draw:g>
              </table:table-cell>
              <table:table-cell office:value-type="float" office:value="6.22">
                <text:p>6.22</text:p>
                <draw:g>
                  <svg:desc>'data problem size'.J16:'data problem size'.J16</svg:desc>
                </draw:g>
              </table:table-cell>
            </table:table-row>
            <table:table-row>
              <table:table-cell office:value-type="string">
                <text:p>sz1k_10</text:p>
                <draw:g>
                  <svg:desc>'data problem size'.B17:'data problem size'.B17</svg:desc>
                </draw:g>
              </table:table-cell>
              <table:table-cell office:value-type="float" office:value="1.47">
                <text:p>1.47</text:p>
                <draw:g>
                  <svg:desc>'data problem size'.J17:'data problem size'.J17</svg:desc>
                </draw:g>
              </table:table-cell>
            </table:table-row>
            <table:table-row>
              <table:table-cell office:value-type="string">
                <text:p>sz1k_100</text:p>
                <draw:g>
                  <svg:desc>'data problem size'.B18:'data problem size'.B18</svg:desc>
                </draw:g>
              </table:table-cell>
              <table:table-cell office:value-type="float" office:value="32.14">
                <text:p>32.14</text:p>
                <draw:g>
                  <svg:desc>'data problem size'.J18:'data problem size'.J18</svg:desc>
                </draw:g>
              </table:table-cell>
            </table:table-row>
            <table:table-row>
              <table:table-cell office:value-type="string">
                <text:p>th8</text:p>
                <draw:g>
                  <svg:desc>'data problem size'.B19:'data problem size'.B19</svg:desc>
                </draw:g>
              </table:table-cell>
              <table:table-cell office:value-type="float" office:value="359.21">
                <text:p>359.21</text:p>
                <draw:g>
                  <svg:desc>'data problem size'.J19:'data problem size'.J19</svg:desc>
                </draw:g>
              </table:table-cell>
            </table:table-row>
            <table:table-row>
              <table:table-cell office:value-type="string">
                <text:p>sz10_10</text:p>
                <draw:g>
                  <svg:desc>'data problem size'.B20:'data problem size'.B20</svg:desc>
                </draw:g>
              </table:table-cell>
              <table:table-cell office:value-type="float" office:value="0.02">
                <text:p>0.02</text:p>
                <draw:g>
                  <svg:desc>'data problem size'.J20:'data problem size'.J20</svg:desc>
                </draw:g>
              </table:table-cell>
            </table:table-row>
            <table:table-row>
              <table:table-cell office:value-type="string">
                <text:p>sz10_100</text:p>
                <draw:g>
                  <svg:desc>'data problem size'.B21:'data problem size'.B21</svg:desc>
                </draw:g>
              </table:table-cell>
              <table:table-cell office:value-type="float" office:value="0.3">
                <text:p>0.3</text:p>
                <draw:g>
                  <svg:desc>'data problem size'.J21:'data problem size'.J21</svg:desc>
                </draw:g>
              </table:table-cell>
            </table:table-row>
            <table:table-row>
              <table:table-cell office:value-type="string">
                <text:p>sz10_1k</text:p>
                <draw:g>
                  <svg:desc>'data problem size'.B22:'data problem size'.B22</svg:desc>
                </draw:g>
              </table:table-cell>
              <table:table-cell office:value-type="float" office:value="2.85">
                <text:p>2.85</text:p>
                <draw:g>
                  <svg:desc>'data problem size'.J22:'data problem size'.J22</svg:desc>
                </draw:g>
              </table:table-cell>
            </table:table-row>
            <table:table-row>
              <table:table-cell office:value-type="string">
                <text:p>sz100_10</text:p>
                <draw:g>
                  <svg:desc>'data problem size'.B23:'data problem size'.B23</svg:desc>
                </draw:g>
              </table:table-cell>
              <table:table-cell office:value-type="float" office:value="0.1">
                <text:p>0.1</text:p>
                <draw:g>
                  <svg:desc>'data problem size'.J23:'data problem size'.J23</svg:desc>
                </draw:g>
              </table:table-cell>
            </table:table-row>
            <table:table-row>
              <table:table-cell office:value-type="string">
                <text:p>sz100_100</text:p>
                <draw:g>
                  <svg:desc>'data problem size'.B24:'data problem size'.B24</svg:desc>
                </draw:g>
              </table:table-cell>
              <table:table-cell office:value-type="float" office:value="0.62">
                <text:p>0.62</text:p>
                <draw:g>
                  <svg:desc>'data problem size'.J24:'data problem size'.J24</svg:desc>
                </draw:g>
              </table:table-cell>
            </table:table-row>
            <table:table-row>
              <table:table-cell office:value-type="string">
                <text:p>sz100_1k</text:p>
                <draw:g>
                  <svg:desc>'data problem size'.B25:'data problem size'.B25</svg:desc>
                </draw:g>
              </table:table-cell>
              <table:table-cell office:value-type="float" office:value="5.3">
                <text:p>5.3</text:p>
                <draw:g>
                  <svg:desc>'data problem size'.J25:'data problem size'.J25</svg:desc>
                </draw:g>
              </table:table-cell>
            </table:table-row>
            <table:table-row>
              <table:table-cell office:value-type="string">
                <text:p>sz1k_10</text:p>
                <draw:g>
                  <svg:desc>'data problem size'.B26:'data problem size'.B26</svg:desc>
                </draw:g>
              </table:table-cell>
              <table:table-cell office:value-type="float" office:value="1.86">
                <text:p>1.86</text:p>
                <draw:g>
                  <svg:desc>'data problem size'.J26:'data problem size'.J26</svg:desc>
                </draw:g>
              </table:table-cell>
            </table:table-row>
            <table:table-row>
              <table:table-cell office:value-type="string">
                <text:p>sz1k_100</text:p>
                <draw:g>
                  <svg:desc>'data problem size'.B27:'data problem size'.B27</svg:desc>
                </draw:g>
              </table:table-cell>
              <table:table-cell office:value-type="float" office:value="35.54">
                <text:p>35.54</text:p>
                <draw:g>
                  <svg:desc>'data problem size'.J27:'data problem size'.J27</svg:desc>
                </draw:g>
              </table:table-cell>
            </table:table-row>
            <table:table-row>
              <table:table-cell office:value-type="string">
                <text:p>th8</text:p>
                <draw:g>
                  <svg:desc>'data problem size'.B28:'data problem size'.B28</svg:desc>
                </draw:g>
              </table:table-cell>
              <table:table-cell office:value-type="float" office:value="319.98">
                <text:p>319.98</text:p>
                <draw:g>
                  <svg:desc>'data problem size'.J28:'data problem size'.J2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scatter" chart:style-name="ch1">
        <chart:title svg:x="4.811cm" svg:y="0.316cm" chart:style-name="ch2">
          <text:p>execution time vs. thread count</text:p>
        </chart:title>
        <chart:legend chart:legend-position="end" svg:x="13.736cm" svg:y="3.704cm" style:legend-expansion="high" chart:style-name="ch3"/>
        <chart:plot-area chart:style-name="ch4" table:cell-range-address="'data thread number'.E2:'data thread number'.E14 'data thread number'.J2:'data thread number'.L14" chart:data-source-has-labels="both" svg:x="1.331cm" svg:y="1.275cm" svg:width="12.085cm" svg:height="6.567cm">
          <chartooo:coordinate-region svg:x="2.138cm" svg:y="1.474cm" svg:width="11.091cm" svg:height="5.721cm"/>
          <chart:axis chart:dimension="x" chart:name="primary-x" chart:style-name="ch5" chartooo:axis-type="auto">
            <chart:title svg:x="6.773cm" svg:y="8.022cm" chart:style-name="ch6">
              <text:p>threads</text:p>
            </chart:title>
            <chart:categories table:cell-range-address="'data thread number'.E3:'data thread number'.E14"/>
            <chart:grid chart:style-name="ch7" chart:class="major"/>
          </chart:axis>
          <chart:axis chart:dimension="y" chart:name="primary-y" chart:style-name="ch8">
            <chart:title svg:x="0.451cm" svg:y="5.118cm" chart:style-name="ch9">
              <text:p>time [s]</text:p>
            </chart:title>
            <chart:grid chart:style-name="ch7" chart:class="major"/>
          </chart:axis>
          <chart:series chart:style-name="ch10" chart:values-cell-range-address="'data thread number'.J3:'data thread number'.J14" chart:label-cell-address="'data thread number'.J2:'data thread number'.J2" chart:class="chart:scatter">
            <chart:domain table:cell-range-address="'data thread number'.E3:'data thread number'.E14"/>
            <chart:data-point chart:repeated="12"/>
          </chart:series>
          <chart:series chart:style-name="ch11" chart:values-cell-range-address="'data thread number'.K3:'data thread number'.K14" chart:label-cell-address="'data thread number'.K2:'data thread number'.K2" chart:class="chart:scatter">
            <chart:data-point chart:repeated="12"/>
          </chart:series>
          <chart:series chart:style-name="ch12" chart:values-cell-range-address="'data thread number'.L3:'data thread number'.L14" chart:label-cell-address="'data thread number'.L2:'data thread number'.L2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ec1</text:p>
                <draw:g>
                  <svg:desc>'data thread number'.J2:'data thread number'.J2</svg:desc>
                </draw:g>
              </table:table-cell>
              <table:table-cell office:value-type="string">
                <text:p>exec2</text:p>
                <draw:g>
                  <svg:desc>'data thread number'.K2:'data thread number'.K2</svg:desc>
                </draw:g>
              </table:table-cell>
              <table:table-cell office:value-type="string">
                <text:p>exec3</text:p>
                <draw:g>
                  <svg:desc>'data thread number'.L2:'data thread number'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thread number'.E3:'data thread number'.E14</svg:desc>
                </draw:g>
              </table:table-cell>
              <table:table-cell office:value-type="float" office:value="1">
                <text:p>1</text:p>
                <draw:g>
                  <svg:desc>'data thread number'.E3:'data thread number'.E14</svg:desc>
                </draw:g>
              </table:table-cell>
              <table:table-cell office:value-type="float" office:value="61.27">
                <text:p>61.27</text:p>
                <draw:g>
                  <svg:desc>'data thread number'.J3:'data thread number'.J14</svg:desc>
                </draw:g>
              </table:table-cell>
              <table:table-cell office:value-type="float" office:value="NaN">
                <text:p>NaN</text:p>
                <draw:g>
                  <svg:desc>'data thread number'.K3:'data thread number'.K14</svg:desc>
                </draw:g>
              </table:table-cell>
              <table:table-cell office:value-type="float" office:value="NaN">
                <text:p>NaN</text:p>
                <draw:g>
                  <svg:desc>'data thread number'.L3:'data thread number'.L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1.48">
                <text:p>171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9.34">
                <text:p>17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6.03">
                <text:p>35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1.49">
                <text:p>6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6.2">
                <text:p>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1.76">
                <text:p>16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59.21">
                <text:p>35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8">
                <text:p>60.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04">
                <text:p>283.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8">
                <text:p>319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971cm" svg:height="11.651cm" xlink:href=".." xlink:type="simple" chart:class="chart:scatter" chart:style-name="ch1">
        <chart:title svg:x="8.51cm" svg:y="0.369cm" chart:style-name="ch2">
          <text:p>step count vs. time</text:p>
        </chart:title>
        <chart:legend chart:legend-position="end" svg:x="16.346cm" svg:y="3.534cm" style:legend-expansion="high" chart:style-name="ch3"/>
        <chart:plot-area chart:style-name="ch4" table:cell-range-address="'steps vs. time'.G3:'steps vs. time'.G3 'steps vs. time'.G5:'steps vs. time'.G31 'steps vs. time'.J4:'steps vs. time'.R31" chart:data-source-has-labels="row" svg:x="1.43cm" svg:y="1.381cm" svg:width="14.497cm" svg:height="9.056cm">
          <chartooo:coordinate-region svg:x="2.422cm" svg:y="1.581cm" svg:width="13.133cm" svg:height="8.209cm"/>
          <chart:axis chart:dimension="x" chart:name="primary-x" chart:style-name="ch5">
            <chart:title svg:x="7.47cm" svg:y="10.67cm" chart:style-name="ch6">
              <text:p>number of steps</text:p>
            </chart:title>
          </chart:axis>
          <chart:axis chart:dimension="y" chart:name="primary-y" chart:style-name="ch5">
            <chart:title svg:x="0.451cm" svg:y="7.21cm" chart:style-name="ch7">
              <text:p>execution time [s]</text:p>
            </chart:title>
            <chart:grid chart:style-name="ch8" chart:class="major"/>
          </chart:axis>
          <chart:series chart:style-name="ch9" chart:values-cell-range-address="'steps vs. time'.J5:'steps vs. time'.J31" chart:label-cell-address="'steps vs. time'.J4:'steps vs. time'.J4" chart:class="chart:scatter">
            <chart:domain table:cell-range-address="'steps vs. time'.G5:'steps vs. time'.G31"/>
            <chart:data-point chart:repeated="27"/>
          </chart:series>
          <chart:series chart:style-name="ch10" chart:values-cell-range-address="'steps vs. time'.K5:'steps vs. time'.K31" chart:label-cell-address="'steps vs. time'.K4:'steps vs. time'.K4" chart:class="chart:scatter">
            <chart:data-point chart:repeated="27"/>
          </chart:series>
          <chart:series chart:style-name="ch11" chart:values-cell-range-address="'steps vs. time'.L5:'steps vs. time'.L31" chart:label-cell-address="'steps vs. time'.L4:'steps vs. time'.L4" chart:class="chart:scatter">
            <chart:data-point chart:repeated="27"/>
          </chart:series>
          <chart:series chart:style-name="ch12" chart:values-cell-range-address="'steps vs. time'.M5:'steps vs. time'.M31" chart:label-cell-address="'steps vs. time'.M4:'steps vs. time'.M4" chart:class="chart:scatter">
            <chart:data-point chart:repeated="27"/>
          </chart:series>
          <chart:series chart:style-name="ch13" chart:values-cell-range-address="'steps vs. time'.N5:'steps vs. time'.N31" chart:label-cell-address="'steps vs. time'.N4:'steps vs. time'.N4" chart:class="chart:scatter">
            <chart:data-point chart:repeated="27"/>
          </chart:series>
          <chart:series chart:style-name="ch14" chart:values-cell-range-address="'steps vs. time'.O5:'steps vs. time'.O31" chart:label-cell-address="'steps vs. time'.O4:'steps vs. time'.O4" chart:class="chart:scatter">
            <chart:data-point chart:repeated="27"/>
          </chart:series>
          <chart:series chart:style-name="ch15" chart:values-cell-range-address="'steps vs. time'.P5:'steps vs. time'.P31" chart:label-cell-address="'steps vs. time'.P4:'steps vs. time'.P4" chart:class="chart:scatter">
            <chart:data-point chart:repeated="27"/>
          </chart:series>
          <chart:series chart:style-name="ch16" chart:values-cell-range-address="'steps vs. time'.Q5:'steps vs. time'.Q31" chart:label-cell-address="'steps vs. time'.Q4:'steps vs. time'.Q4" chart:class="chart:scatter">
            <chart:data-point chart:repeated="27"/>
          </chart:series>
          <chart:series chart:style-name="ch17" chart:values-cell-range-address="'steps vs. time'.R5:'steps vs. time'.R31" chart:label-cell-address="'steps vs. time'.R4:'steps vs. time'.R4" chart:class="chart:scatter">
            <chart:data-point chart:repeated="2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0 particles, exec1</text:p>
                <draw:g>
                  <svg:desc>'steps vs. time'.J4:'steps vs. time'.J4</svg:desc>
                </draw:g>
              </table:table-cell>
              <table:table-cell office:value-type="string">
                <text:p>10 particles, exec2</text:p>
                <draw:g>
                  <svg:desc>'steps vs. time'.K4:'steps vs. time'.K4</svg:desc>
                </draw:g>
              </table:table-cell>
              <table:table-cell office:value-type="string">
                <text:p>10 particles, exec3</text:p>
                <draw:g>
                  <svg:desc>'steps vs. time'.L4:'steps vs. time'.L4</svg:desc>
                </draw:g>
              </table:table-cell>
              <table:table-cell office:value-type="string">
                <text:p>100 particles, exec1</text:p>
                <draw:g>
                  <svg:desc>'steps vs. time'.M4:'steps vs. time'.M4</svg:desc>
                </draw:g>
              </table:table-cell>
              <table:table-cell office:value-type="string">
                <text:p>100 particles, exec2</text:p>
                <draw:g>
                  <svg:desc>'steps vs. time'.N4:'steps vs. time'.N4</svg:desc>
                </draw:g>
              </table:table-cell>
              <table:table-cell office:value-type="string">
                <text:p>100 particles, exec3</text:p>
                <draw:g>
                  <svg:desc>'steps vs. time'.O4:'steps vs. time'.O4</svg:desc>
                </draw:g>
              </table:table-cell>
              <table:table-cell office:value-type="string">
                <text:p>1000 particles, exec1</text:p>
                <draw:g>
                  <svg:desc>'steps vs. time'.P4:'steps vs. time'.P4</svg:desc>
                </draw:g>
              </table:table-cell>
              <table:table-cell office:value-type="string">
                <text:p>1000 particles, exec2</text:p>
                <draw:g>
                  <svg:desc>'steps vs. time'.Q4:'steps vs. time'.Q4</svg:desc>
                </draw:g>
              </table:table-cell>
              <table:table-cell office:value-type="string">
                <text:p>1000 particles, exec3</text:p>
                <draw:g>
                  <svg:desc>'steps vs. time'.R4:'steps vs. time'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teps vs. time'.G5:'steps vs. time'.G31</svg:desc>
                </draw:g>
              </table:table-cell>
              <table:table-cell office:value-type="float" office:value="0.04">
                <text:p>0.04</text:p>
                <draw:g>
                  <svg:desc>'steps vs. time'.J5:'steps vs. time'.J31</svg:desc>
                </draw:g>
              </table:table-cell>
              <table:table-cell office:value-type="float" office:value="NaN">
                <text:p>NaN</text:p>
                <draw:g>
                  <svg:desc>'steps vs. time'.K5:'steps vs. time'.K31</svg:desc>
                </draw:g>
              </table:table-cell>
              <table:table-cell office:value-type="float" office:value="NaN">
                <text:p>NaN</text:p>
                <draw:g>
                  <svg:desc>'steps vs. time'.L5:'steps vs. time'.L31</svg:desc>
                </draw:g>
              </table:table-cell>
              <table:table-cell office:value-type="float" office:value="NaN">
                <text:p>NaN</text:p>
                <draw:g>
                  <svg:desc>'steps vs. time'.M5:'steps vs. time'.M31</svg:desc>
                </draw:g>
              </table:table-cell>
              <table:table-cell office:value-type="float" office:value="NaN">
                <text:p>NaN</text:p>
                <draw:g>
                  <svg:desc>'steps vs. time'.N5:'steps vs. time'.N31</svg:desc>
                </draw:g>
              </table:table-cell>
              <table:table-cell office:value-type="float" office:value="NaN">
                <text:p>NaN</text:p>
                <draw:g>
                  <svg:desc>'steps vs. time'.O5:'steps vs. time'.O31</svg:desc>
                </draw:g>
              </table:table-cell>
              <table:table-cell office:value-type="float" office:value="NaN">
                <text:p>NaN</text:p>
                <draw:g>
                  <svg:desc>'steps vs. time'.P5:'steps vs. time'.P31</svg:desc>
                </draw:g>
              </table:table-cell>
              <table:table-cell office:value-type="float" office:value="NaN">
                <text:p>NaN</text:p>
                <draw:g>
                  <svg:desc>'steps vs. time'.Q5:'steps vs. time'.Q31</svg:desc>
                </draw:g>
              </table:table-cell>
              <table:table-cell office:value-type="float" office:value="NaN">
                <text:p>NaN</text:p>
                <draw:g>
                  <svg:desc>'steps vs. time'.R5:'steps vs. time'.R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5">
                <text:p>3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03">
                <text:p>35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">
                <text:p>1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4">
                <text:p>32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21">
                <text:p>35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8">
                <text:p>319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971cm" svg:height="11.651cm" xlink:href=".." xlink:type="simple" chart:class="chart:scatter" chart:style-name="ch1">
        <chart:title svg:x="8.51cm" svg:y="0.369cm" chart:style-name="ch2">
          <text:p>step count vs. time</text:p>
        </chart:title>
        <chart:legend chart:legend-position="end" svg:x="16.796cm" svg:y="3.534cm" style:legend-expansion="high" chart:style-name="ch3"/>
        <chart:plot-area chart:style-name="ch4" table:cell-range-address="'particles vs. time'.F5:'particles vs. time'.F31 'particles vs. time'.J4:'particles vs. time'.R31" chart:data-source-has-labels="row" svg:x="1.43cm" svg:y="1.381cm" svg:width="14.947cm" svg:height="9.056cm">
          <chartooo:coordinate-region svg:x="2.422cm" svg:y="1.581cm" svg:width="13.583cm" svg:height="8.209cm"/>
          <chart:axis chart:dimension="x" chart:name="primary-x" chart:style-name="ch5">
            <chart:title svg:x="7.695cm" svg:y="10.67cm" chart:style-name="ch6">
              <text:p>number of steps</text:p>
            </chart:title>
          </chart:axis>
          <chart:axis chart:dimension="y" chart:name="primary-y" chart:style-name="ch5">
            <chart:title svg:x="0.451cm" svg:y="7.21cm" chart:style-name="ch7">
              <text:p>execution time [s]</text:p>
            </chart:title>
            <chart:grid chart:style-name="ch8" chart:class="major"/>
          </chart:axis>
          <chart:series chart:style-name="ch9" chart:values-cell-range-address="'particles vs. time'.J5:'particles vs. time'.J31" chart:label-cell-address="'particles vs. time'.J4:'particles vs. time'.J4" chart:class="chart:scatter">
            <chart:domain table:cell-range-address="'particles vs. time'.F5:'particles vs. time'.F31"/>
            <chart:data-point chart:repeated="27"/>
          </chart:series>
          <chart:series chart:style-name="ch10" chart:values-cell-range-address="'particles vs. time'.K5:'particles vs. time'.K31" chart:label-cell-address="'particles vs. time'.K4:'particles vs. time'.K4" chart:class="chart:scatter">
            <chart:data-point chart:repeated="27"/>
          </chart:series>
          <chart:series chart:style-name="ch11" chart:values-cell-range-address="'particles vs. time'.L5:'particles vs. time'.L31" chart:label-cell-address="'particles vs. time'.L4:'particles vs. time'.L4" chart:class="chart:scatter">
            <chart:data-point chart:repeated="27"/>
          </chart:series>
          <chart:series chart:style-name="ch12" chart:values-cell-range-address="'particles vs. time'.M5:'particles vs. time'.M31" chart:label-cell-address="'particles vs. time'.M4:'particles vs. time'.M4" chart:class="chart:scatter">
            <chart:data-point chart:repeated="27"/>
          </chart:series>
          <chart:series chart:style-name="ch13" chart:values-cell-range-address="'particles vs. time'.N5:'particles vs. time'.N31" chart:label-cell-address="'particles vs. time'.N4:'particles vs. time'.N4" chart:class="chart:scatter">
            <chart:data-point chart:repeated="27"/>
          </chart:series>
          <chart:series chart:style-name="ch14" chart:values-cell-range-address="'particles vs. time'.O5:'particles vs. time'.O31" chart:label-cell-address="'particles vs. time'.O4:'particles vs. time'.O4" chart:class="chart:scatter">
            <chart:data-point chart:repeated="27"/>
          </chart:series>
          <chart:series chart:style-name="ch15" chart:values-cell-range-address="'particles vs. time'.P5:'particles vs. time'.P31" chart:label-cell-address="'particles vs. time'.P4:'particles vs. time'.P4" chart:class="chart:scatter">
            <chart:data-point chart:repeated="27"/>
          </chart:series>
          <chart:series chart:style-name="ch16" chart:values-cell-range-address="'particles vs. time'.Q5:'particles vs. time'.Q31" chart:label-cell-address="'particles vs. time'.Q4:'particles vs. time'.Q4" chart:class="chart:scatter">
            <chart:data-point chart:repeated="27"/>
          </chart:series>
          <chart:series chart:style-name="ch17" chart:values-cell-range-address="'particles vs. time'.R5:'particles vs. time'.R31" chart:label-cell-address="'particles vs. time'.R4:'particles vs. time'.R4" chart:class="chart:scatter">
            <chart:data-point chart:repeated="2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0 steps, exec1</text:p>
                <draw:g>
                  <svg:desc>'particles vs. time'.J4:'particles vs. time'.J4</svg:desc>
                </draw:g>
              </table:table-cell>
              <table:table-cell office:value-type="string">
                <text:p>10 steps, exec2</text:p>
                <draw:g>
                  <svg:desc>'particles vs. time'.K4:'particles vs. time'.K4</svg:desc>
                </draw:g>
              </table:table-cell>
              <table:table-cell office:value-type="string">
                <text:p>10 steps, exec3</text:p>
                <draw:g>
                  <svg:desc>'particles vs. time'.L4:'particles vs. time'.L4</svg:desc>
                </draw:g>
              </table:table-cell>
              <table:table-cell office:value-type="string">
                <text:p>100 steps, exec1</text:p>
                <draw:g>
                  <svg:desc>'particles vs. time'.M4:'particles vs. time'.M4</svg:desc>
                </draw:g>
              </table:table-cell>
              <table:table-cell office:value-type="string">
                <text:p>100 steps, exec2</text:p>
                <draw:g>
                  <svg:desc>'particles vs. time'.N4:'particles vs. time'.N4</svg:desc>
                </draw:g>
              </table:table-cell>
              <table:table-cell office:value-type="string">
                <text:p>100 steps, exec3</text:p>
                <draw:g>
                  <svg:desc>'particles vs. time'.O4:'particles vs. time'.O4</svg:desc>
                </draw:g>
              </table:table-cell>
              <table:table-cell office:value-type="string">
                <text:p>1000 steps, exec1</text:p>
                <draw:g>
                  <svg:desc>'particles vs. time'.P4:'particles vs. time'.P4</svg:desc>
                </draw:g>
              </table:table-cell>
              <table:table-cell office:value-type="string">
                <text:p>1000 steps, exec2</text:p>
                <draw:g>
                  <svg:desc>'particles vs. time'.Q4:'particles vs. time'.Q4</svg:desc>
                </draw:g>
              </table:table-cell>
              <table:table-cell office:value-type="string">
                <text:p>1000 steps, exec3</text:p>
                <draw:g>
                  <svg:desc>'particles vs. time'.R4:'particles vs. time'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particles vs. time'.F5:'particles vs. time'.F31</svg:desc>
                </draw:g>
              </table:table-cell>
              <table:table-cell office:value-type="float" office:value="0.04">
                <text:p>0.04</text:p>
                <draw:g>
                  <svg:desc>'particles vs. time'.J5:'particles vs. time'.J31</svg:desc>
                </draw:g>
              </table:table-cell>
              <table:table-cell office:value-type="float" office:value="NaN">
                <text:p>NaN</text:p>
                <draw:g>
                  <svg:desc>'particles vs. time'.K5:'particles vs. time'.K31</svg:desc>
                </draw:g>
              </table:table-cell>
              <table:table-cell office:value-type="float" office:value="NaN">
                <text:p>NaN</text:p>
                <draw:g>
                  <svg:desc>'particles vs. time'.L5:'particles vs. time'.L31</svg:desc>
                </draw:g>
              </table:table-cell>
              <table:table-cell office:value-type="float" office:value="NaN">
                <text:p>NaN</text:p>
                <draw:g>
                  <svg:desc>'particles vs. time'.M5:'particles vs. time'.M31</svg:desc>
                </draw:g>
              </table:table-cell>
              <table:table-cell office:value-type="float" office:value="NaN">
                <text:p>NaN</text:p>
                <draw:g>
                  <svg:desc>'particles vs. time'.N5:'particles vs. time'.N31</svg:desc>
                </draw:g>
              </table:table-cell>
              <table:table-cell office:value-type="float" office:value="NaN">
                <text:p>NaN</text:p>
                <draw:g>
                  <svg:desc>'particles vs. time'.O5:'particles vs. time'.O31</svg:desc>
                </draw:g>
              </table:table-cell>
              <table:table-cell office:value-type="float" office:value="NaN">
                <text:p>NaN</text:p>
                <draw:g>
                  <svg:desc>'particles vs. time'.P5:'particles vs. time'.P31</svg:desc>
                </draw:g>
              </table:table-cell>
              <table:table-cell office:value-type="float" office:value="NaN">
                <text:p>NaN</text:p>
                <draw:g>
                  <svg:desc>'particles vs. time'.Q5:'particles vs. time'.Q31</svg:desc>
                </draw:g>
              </table:table-cell>
              <table:table-cell office:value-type="float" office:value="NaN">
                <text:p>NaN</text:p>
                <draw:g>
                  <svg:desc>'particles vs. time'.R5:'particles vs. time'.R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69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5">
                <text:p>3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03">
                <text:p>35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.47">
                <text:p>1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4">
                <text:p>3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21">
                <text:p>35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4">
                <text:p>35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8">
                <text:p>319.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